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4.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gr1" style:family="graphic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draw:stroke="solid" svg:stroke-width="0.1cm" svg:stroke-color="#000000" draw:marker-start="" draw:marker-start-width="0.45cm" draw:marker-start-center="false" draw:marker-end="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3" style:family="graphic">
      <style:graphic-properties draw:stroke="solid" svg:stroke-width="0.1cm" svg:stroke-color="#000000" draw:marker-start="" draw:marker-start-width="0.45cm" draw:marker-start-center="false" draw:marker-end="" draw:marker-end-width="0.45cm" draw:marker-end-center="false" draw:fill="none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2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5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>
      <style:graphic-properties draw:ole-draw-aspect="1"/>
    </style:style>
    <style:style style:name="gr10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R circui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>
            <draw:g table:end-cell-address="'LR circuit'.D18" table:end-x="1.6cm" table:end-y="0.323cm" draw:z-index="1">
              <draw:g>
                <draw:path draw:style-name="gr1" draw:text-style-name="P1" svg:width="1.499cm" svg:height="0.499cm" svg:x="3cm" svg:y="1cm" svg:viewBox="0 0 1500 500" svg:d="m0 500c500 0 500 0 500 0l1000-500">
                  <text:p/>
                </draw:path>
                <draw:line draw:style-name="gr2" draw:text-style-name="P1" svg:x1="4.5cm" svg:y1="1.5cm" svg:x2="5.5cm" svg:y2="1.5cm">
                  <text:p/>
                </draw:line>
              </draw:g>
              <draw:g>
                <draw:g>
                  <draw:circle draw:style-name="gr3" draw:text-style-name="P1" svg:width="1.135cm" svg:height="1.135cm" svg:x="1cm" svg:y="3.423cm">
                    <text:p/>
                  </draw:circle>
                  <draw:line draw:style-name="gr2" draw:text-style-name="P1" svg:x1="1.566cm" svg:y1="4.558cm" svg:x2="1.566cm" svg:y2="3.48cm">
                    <text:p/>
                  </draw:line>
                  <draw:line draw:style-name="gr4" draw:text-style-name="P1" svg:x1="1.567cm" svg:y1="3cm" svg:x2="1.567cm" svg:y2="5cm">
                    <text:p/>
                  </draw:line>
                </draw:g>
                <draw:g>
                  <draw:g>
                    <draw:rect draw:style-name="gr3" draw:text-style-name="P1" svg:width="1.934cm" svg:height="0.43cm" draw:transform="rotate (1.5707963267946) translate (7.57cm 3.863cm)">
                      <text:p/>
                    </draw:rect>
                    <draw:line draw:style-name="gr4" draw:text-style-name="P1" svg:x1="7.785cm" svg:y1="1.93cm" svg:x2="7.785cm" svg:y2="1.5cm">
                      <text:p/>
                    </draw:line>
                    <draw:line draw:style-name="gr4" draw:text-style-name="P1" svg:x1="7.785cm" svg:y1="4.293cm" svg:x2="7.785cm" svg:y2="3.863cm">
                      <text:p/>
                    </draw:line>
                  </draw:g>
                  <draw:g>
                    <draw:path draw:style-name="gr1" draw:text-style-name="P1" svg:width="3.102cm" svg:height="0.309cm" draw:transform="rotate (1.5707963267946) translate (7.47200000000203cm 7.68967822018626cm)" svg:viewBox="0 0 3103 310" svg:d="m0 15254c207 0 104 0 310 0 0 0 0-310 311-310s310 310 310 310c0 0 0-310 310-310s311 310 311 310c0 0 0-310 310-310s310 310 310 310c0 0 0-310 311-310s310 310 310 310h310">
                      <svg:title>Indutance</svg:title>
                      <text:p/>
                    </draw:path>
                    <draw:line draw:style-name="gr4" draw:text-style-name="P1" svg:x1="7.782cm" svg:y1="4.586cm" svg:x2="7.782cm" svg:y2="4.276cm">
                      <text:p/>
                    </draw:line>
                    <draw:line draw:style-name="gr4" draw:text-style-name="P1" svg:x1="7.782cm" svg:y1="8cm" svg:x2="7.782cm" svg:y2="7.69cm">
                      <text:p/>
                    </draw:line>
                  </draw:g>
                </draw:g>
                <draw:line draw:style-name="gr4" draw:text-style-name="P1" svg:x1="7.782cm" svg:y1="8cm" svg:x2="1.567cm" svg:y2="8cm">
                  <text:p/>
                </draw:line>
                <draw:line draw:style-name="gr4" draw:text-style-name="P1" svg:x1="1.567cm" svg:y1="8cm" svg:x2="1.567cm" svg:y2="5cm">
                  <text:p/>
                </draw:line>
                <draw:line draw:style-name="gr4" draw:text-style-name="P1" svg:x1="1.567cm" svg:y1="3cm" svg:x2="1.567cm" svg:y2="1.5cm">
                  <text:p/>
                </draw:line>
                <draw:line draw:style-name="gr4" draw:text-style-name="P1" svg:x1="1.567cm" svg:y1="1.5cm" svg:x2="3cm" svg:y2="1.5cm">
                  <text:p/>
                </draw:line>
                <draw:line draw:style-name="gr4" draw:text-style-name="P1" svg:x1="5.5cm" svg:y1="1.5cm" svg:x2="7.785cm" svg:y2="1.5cm">
                  <text:p/>
                </draw:line>
              </draw:g>
              <draw:frame draw:style-name="gr5" draw:text-style-name="P3" svg:width="2.5cm" svg:height="1.25cm" svg:x="8cm" svg:y="2.5cm">
                <draw:text-box>
                  <text:p text:style-name="P2"><text:span text:style-name="T1">R</text:span></text:p>
                </draw:text-box>
              </draw:frame>
              <draw:frame draw:style-name="gr6" draw:text-style-name="P3" svg:width="2cm" svg:height="2.25cm" svg:x="8cm" svg:y="5cm">
                <draw:text-box>
                  <text:p text:style-name="P2"><text:span text:style-name="T1">L</text:span></text:p>
                </draw:text-box>
              </draw:frame>
              <draw:frame draw:style-name="gr7" draw:text-style-name="P3" svg:width="1cm" svg:height="1cm" svg:x="4.5cm" svg:y="0cm">
                <draw:text-box>
                  <text:p text:style-name="P2"><text:span text:style-name="T1">T</text:span></text:p>
                </draw:text-box>
              </draw:frame>
              <draw:frame draw:style-name="gr8" draw:text-style-name="P3" svg:width="2.5cm" svg:height="1.75cm" svg:x="0cm" svg:y="3.25cm">
                <draw:text-box>
                  <text:p text:style-name="P2"><text:span text:style-name="T1">U</text:span></text:p>
                </draw:text-box>
              </draw:frame>
            </draw:g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U</text:p>
          </table:table-cell>
          <table:table-cell table:style-name="ce2" office:value-type="float" office:value="2.2">
            <text:p>2,200000000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es</text:p>
          </table:table-cell>
          <table:table-cell table:style-name="ce2" office:value-type="float" office:value="1">
            <text:p>1,000000000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L</text:p>
          </table:table-cell>
          <table:table-cell table:style-name="ce2" office:value-type="float" office:value="0.0012">
            <text:p>0,001200000</text:p>
          </table:table-cell>
          <table:table-cell office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2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>
            <draw:frame table:end-cell-address="'LR circuit'.J34" table:end-x="1.795cm" table:end-y="0.32cm" draw:z-index="2" draw:style-name="gr9" svg:width="15.179cm" svg:height="10.201cm" svg:x="0.842cm" svg:y="0.055cm">
              <draw:object draw:notify-on-update-of-ranges="'LR operations'.B1:'LR operations'.B52 'LR operations'.A1:'LR operations'.A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6"/>
        </table:table-row>
        <table:table-row table:style-name="ro1">
          <table:table-cell>
            <draw:frame table:end-cell-address="'LR circuit'.D38" table:end-x="0.573cm" table:end-y="0.122cm" draw:z-index="0" draw:style-name="gr10" svg:width="8.843cm" svg:height="8.331cm" svg:x="0.63cm" svg:y="0.372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6"/>
        </table:table-row>
        <table:table-row table:style-name="ro1" table:number-rows-repeated="194">
          <table:table-cell/>
          <table:table-cell table:style-name="Default"/>
          <table:table-cell table:number-columns-repeated="6"/>
        </table:table-row>
        <table:table-row table:style-name="ro1" table:number-rows-repeated="653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R operations" table:style-name="ta1" table:print="false">
        <table:table-column table:style-name="co5" table:default-cell-style-name="ce3"/>
        <table:table-column table:style-name="co3" table:default-cell-style-name="ce1"/>
        <table:table-row table:style-name="ro1">
          <table:table-cell table:style-name="Default" office:value-type="string">
            <text:p>Current</text:p>
          </table:table-cell>
          <table:table-cell office:value-type="string">
            <text:p>time</text:p>
          </table:table-cell>
        </table:table-row>
        <table:table-row table:style-name="ro1">
          <table:table-cell table:formula="of:=U/Res*(1-EXP(-Res/L*[.B2]))" office:value-type="float" office:value="0">
            <text:p>0,00000000000000000000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 table:formula="of:=U/Res*(1-EXP(-Res/L*[.B3]))" office:value-type="float" office:value="1.24388394128443">
            <text:p>1,24388394128443000000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table:formula="of:=U/Res*(1-EXP(-Res/L*[.B4]))" office:value-type="float" office:value="1.78447367375736">
            <text:p>1,78447367375736000000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table:formula="of:=U/Res*(1-EXP(-Res/L*[.B5]))" office:value-type="float" office:value="2.01941300302742">
            <text:p>2,01941300302742000000</text:p>
          </table:table-cell>
          <table:table-cell office:value-type="float" office:value="0.003">
            <text:p>0,003</text:p>
          </table:table-cell>
        </table:table-row>
        <table:table-row table:style-name="ro1">
          <table:table-cell table:formula="of:=U/Res*(1-EXP(-Res/L*[.B6]))" office:value-type="float" office:value="2.12151721463604">
            <text:p>2,12151721463604000000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table:formula="of:=U/Res*(1-EXP(-Res/L*[.B7]))" office:value-type="float" office:value="2.16589152208218">
            <text:p>2,16589152208218000000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table:formula="of:=U/Res*(1-EXP(-Res/L*[.B8]))" office:value-type="float" office:value="2.18517651660201">
            <text:p>2,18517651660201000000</text:p>
          </table:table-cell>
          <table:table-cell office:value-type="float" office:value="0.006">
            <text:p>0,006</text:p>
          </table:table-cell>
        </table:table-row>
        <table:table-row table:style-name="ro1">
          <table:table-cell table:formula="of:=U/Res*(1-EXP(-Res/L*[.B9]))" office:value-type="float" office:value="2.1935577406714">
            <text:p>2,19355774067140000000</text:p>
          </table:table-cell>
          <table:table-cell office:value-type="float" office:value="0.007">
            <text:p>0,007</text:p>
          </table:table-cell>
        </table:table-row>
        <table:table-row table:style-name="ro1">
          <table:table-cell table:formula="of:=U/Res*(1-EXP(-Res/L*[.B10]))" office:value-type="float" office:value="2.19720020563705">
            <text:p>2,19720020563705000000</text:p>
          </table:table-cell>
          <table:table-cell office:value-type="float" office:value="0.008">
            <text:p>0,008</text:p>
          </table:table-cell>
        </table:table-row>
        <table:table-row table:style-name="ro1">
          <table:table-cell table:formula="of:=U/Res*(1-EXP(-Res/L*[.B11]))" office:value-type="float" office:value="2.19878321438568">
            <text:p>2,19878321438568000000</text:p>
          </table:table-cell>
          <table:table-cell office:value-type="float" office:value="0.009">
            <text:p>0,009</text:p>
          </table:table-cell>
        </table:table-row>
        <table:table-row table:style-name="ro1">
          <table:table-cell table:formula="of:=U/Res*(1-EXP(-Res/L*[.B12]))" office:value-type="float" office:value="2.19947118715188">
            <text:p>2,19947118715188000000</text:p>
          </table:table-cell>
          <table:table-cell office:value-type="float" office:value="0.01">
            <text:p>0,010</text:p>
          </table:table-cell>
        </table:table-row>
        <table:table-row table:style-name="ro1">
          <table:table-cell table:formula="of:=U/Res*(1-EXP(-Res/L*[.B13]))" office:value-type="float" office:value="2.19977017888357">
            <text:p>2,19977017888357000000</text:p>
          </table:table-cell>
          <table:table-cell office:value-type="float" office:value="0.011">
            <text:p>0,011</text:p>
          </table:table-cell>
        </table:table-row>
        <table:table-row table:style-name="ro1">
          <table:table-cell table:formula="of:=U/Res*(1-EXP(-Res/L*[.B14]))" office:value-type="float" office:value="2.19990012015452">
            <text:p>2,19990012015452000000</text:p>
          </table:table-cell>
          <table:table-cell office:value-type="float" office:value="0.012">
            <text:p>0,012</text:p>
          </table:table-cell>
        </table:table-row>
        <table:table-row table:style-name="ro1">
          <table:table-cell table:formula="of:=U/Res*(1-EXP(-Res/L*[.B15]))" office:value-type="float" office:value="2.19995659239809">
            <text:p>2,19995659239809000000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table:formula="of:=U/Res*(1-EXP(-Res/L*[.B16]))" office:value-type="float" office:value="2.19998113513397">
            <text:p>2,19998113513397000000</text:p>
          </table:table-cell>
          <table:table-cell office:value-type="float" office:value="0.014">
            <text:p>0,014</text:p>
          </table:table-cell>
        </table:table-row>
        <table:table-row table:style-name="ro1">
          <table:table-cell table:formula="of:=U/Res*(1-EXP(-Res/L*[.B17]))" office:value-type="float" office:value="2.19999180136302">
            <text:p>2,19999180136302000000</text:p>
          </table:table-cell>
          <table:table-cell office:value-type="float" office:value="0.015">
            <text:p>0,015</text:p>
          </table:table-cell>
        </table:table-row>
        <table:table-row table:style-name="ro1">
          <table:table-cell table:formula="of:=U/Res*(1-EXP(-Res/L*[.B18]))" office:value-type="float" office:value="2.19999643688706">
            <text:p>2,19999643688706000000</text:p>
          </table:table-cell>
          <table:table-cell office:value-type="float" office:value="0.016">
            <text:p>0,016</text:p>
          </table:table-cell>
        </table:table-row>
        <table:table-row table:style-name="ro1">
          <table:table-cell table:formula="of:=U/Res*(1-EXP(-Res/L*[.B19]))" office:value-type="float" office:value="2.1999984514775">
            <text:p>2,19999845147750000000</text:p>
          </table:table-cell>
          <table:table-cell office:value-type="float" office:value="0.017">
            <text:p>0,017</text:p>
          </table:table-cell>
        </table:table-row>
        <table:table-row table:style-name="ro1">
          <table:table-cell table:formula="of:=U/Res*(1-EXP(-Res/L*[.B20]))" office:value-type="float" office:value="2.1999993270149">
            <text:p>2,19999932701490000000</text:p>
          </table:table-cell>
          <table:table-cell office:value-type="float" office:value="0.018">
            <text:p>0,018</text:p>
          </table:table-cell>
        </table:table-row>
        <table:table-row table:style-name="ro1">
          <table:table-cell table:formula="of:=U/Res*(1-EXP(-Res/L*[.B21]))" office:value-type="float" office:value="2.19999970752188">
            <text:p>2,19999970752188000000</text:p>
          </table:table-cell>
          <table:table-cell office:value-type="float" office:value="0.019">
            <text:p>0,019</text:p>
          </table:table-cell>
        </table:table-row>
        <table:table-row table:style-name="ro1">
          <table:table-cell table:formula="of:=U/Res*(1-EXP(-Res/L*[.B22]))" office:value-type="float" office:value="2.19999987288953">
            <text:p>2,19999987288953000000</text:p>
          </table:table-cell>
          <table:table-cell office:value-type="float" office:value="0.02">
            <text:p>0,020</text:p>
          </table:table-cell>
        </table:table-row>
        <table:table-row table:style-name="ro1">
          <table:table-cell table:formula="of:=U/Res*(1-EXP(-Res/L*[.B23]))" office:value-type="float" office:value="2.19999994475802">
            <text:p>2,19999994475802000000</text:p>
          </table:table-cell>
          <table:table-cell office:value-type="float" office:value="0.021">
            <text:p>0,021</text:p>
          </table:table-cell>
        </table:table-row>
        <table:table-row table:style-name="ro1">
          <table:table-cell table:formula="of:=U/Res*(1-EXP(-Res/L*[.B24]))" office:value-type="float" office:value="2.19999997599193">
            <text:p>2,19999997599193000000</text:p>
          </table:table-cell>
          <table:table-cell office:value-type="float" office:value="0.022">
            <text:p>0,022</text:p>
          </table:table-cell>
        </table:table-row>
        <table:table-row table:style-name="ro1">
          <table:table-cell table:formula="of:=U/Res*(1-EXP(-Res/L*[.B25]))" office:value-type="float" office:value="2.19999998956614">
            <text:p>2,19999998956614000000</text:p>
          </table:table-cell>
          <table:table-cell office:value-type="float" office:value="0.023">
            <text:p>0,023</text:p>
          </table:table-cell>
        </table:table-row>
        <table:table-row table:style-name="ro1">
          <table:table-cell table:formula="of:=U/Res*(1-EXP(-Res/L*[.B26]))" office:value-type="float" office:value="2.19999999546546">
            <text:p>2,19999999546546000000</text:p>
          </table:table-cell>
          <table:table-cell office:value-type="float" office:value="0.024">
            <text:p>0,024</text:p>
          </table:table-cell>
        </table:table-row>
        <table:table-row table:style-name="ro1">
          <table:table-cell table:formula="of:=U/Res*(1-EXP(-Res/L*[.B27]))" office:value-type="float" office:value="2.1999999980293">
            <text:p>2,19999999802930000000</text:p>
          </table:table-cell>
          <table:table-cell office:value-type="float" office:value="0.025">
            <text:p>0,025</text:p>
          </table:table-cell>
        </table:table-row>
        <table:table-row table:style-name="ro1">
          <table:table-cell table:formula="of:=U/Res*(1-EXP(-Res/L*[.B28]))" office:value-type="float" office:value="2.19999999914354">
            <text:p>2,19999999914354000000</text:p>
          </table:table-cell>
          <table:table-cell office:value-type="float" office:value="0.026">
            <text:p>0,026</text:p>
          </table:table-cell>
        </table:table-row>
        <table:table-row table:style-name="ro1">
          <table:table-cell table:formula="of:=U/Res*(1-EXP(-Res/L*[.B29]))" office:value-type="float" office:value="2.19999999962778">
            <text:p>2,19999999962778000000</text:p>
          </table:table-cell>
          <table:table-cell office:value-type="float" office:value="0.027">
            <text:p>0,027</text:p>
          </table:table-cell>
        </table:table-row>
        <table:table-row table:style-name="ro1">
          <table:table-cell table:formula="of:=U/Res*(1-EXP(-Res/L*[.B30]))" office:value-type="float" office:value="2.19999999983823">
            <text:p>2,19999999983823000000</text:p>
          </table:table-cell>
          <table:table-cell office:value-type="float" office:value="0.028">
            <text:p>0,028</text:p>
          </table:table-cell>
        </table:table-row>
        <table:table-row table:style-name="ro1">
          <table:table-cell table:formula="of:=U/Res*(1-EXP(-Res/L*[.B31]))" office:value-type="float" office:value="2.1999999999297">
            <text:p>2,19999999992970000000</text:p>
          </table:table-cell>
          <table:table-cell office:value-type="float" office:value="0.029">
            <text:p>0,029</text:p>
          </table:table-cell>
        </table:table-row>
        <table:table-row table:style-name="ro1">
          <table:table-cell table:formula="of:=U/Res*(1-EXP(-Res/L*[.B32]))" office:value-type="float" office:value="2.19999999996945">
            <text:p>2,19999999996945000000</text:p>
          </table:table-cell>
          <table:table-cell office:value-type="float" office:value="0.03">
            <text:p>0,030</text:p>
          </table:table-cell>
        </table:table-row>
        <table:table-row table:style-name="ro1">
          <table:table-cell table:formula="of:=U/Res*(1-EXP(-Res/L*[.B33]))" office:value-type="float" office:value="2.19999999998672">
            <text:p>2,19999999998672000000</text:p>
          </table:table-cell>
          <table:table-cell office:value-type="float" office:value="0.031">
            <text:p>0,031</text:p>
          </table:table-cell>
        </table:table-row>
        <table:table-row table:style-name="ro1">
          <table:table-cell table:formula="of:=U/Res*(1-EXP(-Res/L*[.B34]))" office:value-type="float" office:value="2.19999999999423">
            <text:p>2,19999999999423000000</text:p>
          </table:table-cell>
          <table:table-cell office:value-type="float" office:value="0.032">
            <text:p>0,032</text:p>
          </table:table-cell>
        </table:table-row>
        <table:table-row table:style-name="ro1">
          <table:table-cell table:formula="of:=U/Res*(1-EXP(-Res/L*[.B35]))" office:value-type="float" office:value="2.19999999999749">
            <text:p>2,19999999999749000000</text:p>
          </table:table-cell>
          <table:table-cell office:value-type="float" office:value="0.033">
            <text:p>0,033</text:p>
          </table:table-cell>
        </table:table-row>
        <table:table-row table:style-name="ro1">
          <table:table-cell table:formula="of:=U/Res*(1-EXP(-Res/L*[.B36]))" office:value-type="float" office:value="2.19999999999891">
            <text:p>2,19999999999891000000</text:p>
          </table:table-cell>
          <table:table-cell office:value-type="float" office:value="0.034">
            <text:p>0,034</text:p>
          </table:table-cell>
        </table:table-row>
        <table:table-row table:style-name="ro1">
          <table:table-cell table:formula="of:=U/Res*(1-EXP(-Res/L*[.B37]))" office:value-type="float" office:value="2.19999999999953">
            <text:p>2,19999999999953000000</text:p>
          </table:table-cell>
          <table:table-cell office:value-type="float" office:value="0.035">
            <text:p>0,035</text:p>
          </table:table-cell>
        </table:table-row>
        <table:table-row table:style-name="ro1">
          <table:table-cell table:formula="of:=U/Res*(1-EXP(-Res/L*[.B38]))" office:value-type="float" office:value="2.19999999999979">
            <text:p>2,19999999999979000000</text:p>
          </table:table-cell>
          <table:table-cell office:value-type="float" office:value="0.036">
            <text:p>0,036</text:p>
          </table:table-cell>
        </table:table-row>
        <table:table-row table:style-name="ro1">
          <table:table-cell table:formula="of:=U/Res*(1-EXP(-Res/L*[.B39]))" office:value-type="float" office:value="2.19999999999991">
            <text:p>2,19999999999991000000</text:p>
          </table:table-cell>
          <table:table-cell office:value-type="float" office:value="0.037">
            <text:p>0,037</text:p>
          </table:table-cell>
        </table:table-row>
        <table:table-row table:style-name="ro1">
          <table:table-cell table:formula="of:=U/Res*(1-EXP(-Res/L*[.B40]))" office:value-type="float" office:value="2.19999999999996">
            <text:p>2,19999999999996000000</text:p>
          </table:table-cell>
          <table:table-cell office:value-type="float" office:value="0.038">
            <text:p>0,038</text:p>
          </table:table-cell>
        </table:table-row>
        <table:table-row table:style-name="ro1">
          <table:table-cell table:formula="of:=U/Res*(1-EXP(-Res/L*[.B41]))" office:value-type="float" office:value="2.19999999999998">
            <text:p>2,19999999999998000000</text:p>
          </table:table-cell>
          <table:table-cell office:value-type="float" office:value="0.039">
            <text:p>0,039</text:p>
          </table:table-cell>
        </table:table-row>
        <table:table-row table:style-name="ro1">
          <table:table-cell table:formula="of:=U/Res*(1-EXP(-Res/L*[.B42]))" office:value-type="float" office:value="2.19999999999999">
            <text:p>2,19999999999999000000</text:p>
          </table:table-cell>
          <table:table-cell office:value-type="float" office:value="0.04">
            <text:p>0,040</text:p>
          </table:table-cell>
        </table:table-row>
        <table:table-row table:style-name="ro1">
          <table:table-cell table:formula="of:=U/Res*(1-EXP(-Res/L*[.B43]))" office:value-type="float" office:value="2.2">
            <text:p>2,20000000000000000000</text:p>
          </table:table-cell>
          <table:table-cell office:value-type="float" office:value="0.041">
            <text:p>0,041</text:p>
          </table:table-cell>
        </table:table-row>
        <table:table-row table:style-name="ro1">
          <table:table-cell table:formula="of:=U/Res*(1-EXP(-Res/L*[.B44]))" office:value-type="float" office:value="2.2">
            <text:p>2,20000000000000000000</text:p>
          </table:table-cell>
          <table:table-cell office:value-type="float" office:value="0.042">
            <text:p>0,042</text:p>
          </table:table-cell>
        </table:table-row>
        <table:table-row table:style-name="ro1">
          <table:table-cell table:formula="of:=U/Res*(1-EXP(-Res/L*[.B45]))" office:value-type="float" office:value="2.2">
            <text:p>2,20000000000000000000</text:p>
          </table:table-cell>
          <table:table-cell office:value-type="float" office:value="0.043">
            <text:p>0,043</text:p>
          </table:table-cell>
        </table:table-row>
        <table:table-row table:style-name="ro1">
          <table:table-cell table:formula="of:=U/Res*(1-EXP(-Res/L*[.B46]))" office:value-type="float" office:value="2.2">
            <text:p>2,20000000000000000000</text:p>
          </table:table-cell>
          <table:table-cell office:value-type="float" office:value="0.044">
            <text:p>0,044</text:p>
          </table:table-cell>
        </table:table-row>
        <table:table-row table:style-name="ro1">
          <table:table-cell table:formula="of:=U/Res*(1-EXP(-Res/L*[.B47]))" office:value-type="float" office:value="2.2">
            <text:p>2,20000000000000000000</text:p>
          </table:table-cell>
          <table:table-cell office:value-type="float" office:value="0.045">
            <text:p>0,045</text:p>
          </table:table-cell>
        </table:table-row>
        <table:table-row table:style-name="ro1">
          <table:table-cell table:formula="of:=U/Res*(1-EXP(-Res/L*[.B48]))" office:value-type="float" office:value="2.2">
            <text:p>2,20000000000000000000</text:p>
          </table:table-cell>
          <table:table-cell office:value-type="float" office:value="0.046">
            <text:p>0,046</text:p>
          </table:table-cell>
        </table:table-row>
        <table:table-row table:style-name="ro1">
          <table:table-cell table:formula="of:=U/Res*(1-EXP(-Res/L*[.B49]))" office:value-type="float" office:value="2.2">
            <text:p>2,20000000000000000000</text:p>
          </table:table-cell>
          <table:table-cell office:value-type="float" office:value="0.047">
            <text:p>0,047</text:p>
          </table:table-cell>
        </table:table-row>
        <table:table-row table:style-name="ro1">
          <table:table-cell table:formula="of:=U/Res*(1-EXP(-Res/L*[.B50]))" office:value-type="float" office:value="2.2">
            <text:p>2,20000000000000000000</text:p>
          </table:table-cell>
          <table:table-cell office:value-type="float" office:value="0.048">
            <text:p>0,048</text:p>
          </table:table-cell>
        </table:table-row>
        <table:table-row table:style-name="ro1">
          <table:table-cell table:formula="of:=U/Res*(1-EXP(-Res/L*[.B51]))" office:value-type="float" office:value="2.2">
            <text:p>2,20000000000000000000</text:p>
          </table:table-cell>
          <table:table-cell office:value-type="float" office:value="0.049">
            <text:p>0,049</text:p>
          </table:table-cell>
        </table:table-row>
        <table:table-row table:style-name="ro1">
          <table:table-cell table:formula="of:=U/Res*(1-EXP(-Res/L*[.B52]))" office:value-type="float" office:value="2.2">
            <text:p>2,20000000000000000000</text:p>
          </table:table-cell>
          <table:table-cell office:value-type="float" office:value="0.05">
            <text:p>0,050</text:p>
          </table:table-cell>
        </table:table-row>
        <table:table-row table:style-name="ro1">
          <table:table-cell table:formula="of:=U/Res*(1-EXP(-Res/L*[.B53]))" office:value-type="float" office:value="2.2">
            <text:p>2,20000000000000000000</text:p>
          </table:table-cell>
          <table:table-cell office:value-type="float" office:value="0.051">
            <text:p>0,051</text:p>
          </table:table-cell>
        </table:table-row>
        <table:table-row table:style-name="ro1">
          <table:table-cell table:formula="of:=U/Res*(1-EXP(-Res/L*[.B54]))" office:value-type="float" office:value="2.2">
            <text:p>2,20000000000000000000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table:formula="of:=U/Res*(1-EXP(-Res/L*[.B55]))" office:value-type="float" office:value="2.2">
            <text:p>2,20000000000000000000</text:p>
          </table:table-cell>
          <table:table-cell office:value-type="float" office:value="0.053">
            <text:p>0,053</text:p>
          </table:table-cell>
        </table:table-row>
        <table:table-row table:style-name="ro1">
          <table:table-cell table:formula="of:=U/Res*(1-EXP(-Res/L*[.B56]))" office:value-type="float" office:value="2.2">
            <text:p>2,20000000000000000000</text:p>
          </table:table-cell>
          <table:table-cell office:value-type="float" office:value="0.054">
            <text:p>0,054</text:p>
          </table:table-cell>
        </table:table-row>
        <table:table-row table:style-name="ro1">
          <table:table-cell table:formula="of:=U/Res*(1-EXP(-Res/L*[.B57]))" office:value-type="float" office:value="2.2">
            <text:p>2,20000000000000000000</text:p>
          </table:table-cell>
          <table:table-cell office:value-type="float" office:value="0.055">
            <text:p>0,055</text:p>
          </table:table-cell>
        </table:table-row>
        <table:table-row table:style-name="ro1">
          <table:table-cell table:formula="of:=U/Res*(1-EXP(-Res/L*[.B58]))" office:value-type="float" office:value="2.2">
            <text:p>2,20000000000000000000</text:p>
          </table:table-cell>
          <table:table-cell office:value-type="float" office:value="0.056">
            <text:p>0,056</text:p>
          </table:table-cell>
        </table:table-row>
        <table:table-row table:style-name="ro1">
          <table:table-cell table:formula="of:=U/Res*(1-EXP(-Res/L*[.B59]))" office:value-type="float" office:value="2.2">
            <text:p>2,20000000000000000000</text:p>
          </table:table-cell>
          <table:table-cell office:value-type="float" office:value="0.057">
            <text:p>0,057</text:p>
          </table:table-cell>
        </table:table-row>
        <table:table-row table:style-name="ro1">
          <table:table-cell table:formula="of:=U/Res*(1-EXP(-Res/L*[.B60]))" office:value-type="float" office:value="2.2">
            <text:p>2,20000000000000000000</text:p>
          </table:table-cell>
          <table:table-cell office:value-type="float" office:value="0.058">
            <text:p>0,058</text:p>
          </table:table-cell>
        </table:table-row>
        <table:table-row table:style-name="ro1">
          <table:table-cell table:formula="of:=U/Res*(1-EXP(-Res/L*[.B61]))" office:value-type="float" office:value="2.2">
            <text:p>2,20000000000000000000</text:p>
          </table:table-cell>
          <table:table-cell office:value-type="float" office:value="0.059">
            <text:p>0,059</text:p>
          </table:table-cell>
        </table:table-row>
        <table:table-row table:style-name="ro1">
          <table:table-cell table:formula="of:=U/Res*(1-EXP(-Res/L*[.B62]))" office:value-type="float" office:value="2.2">
            <text:p>2,20000000000000000000</text:p>
          </table:table-cell>
          <table:table-cell office:value-type="float" office:value="0.06">
            <text:p>0,060</text:p>
          </table:table-cell>
        </table:table-row>
        <table:table-row table:style-name="ro1">
          <table:table-cell table:formula="of:=U/Res*(1-EXP(-Res/L*[.B63]))" office:value-type="float" office:value="2.2">
            <text:p>2,20000000000000000000</text:p>
          </table:table-cell>
          <table:table-cell office:value-type="float" office:value="0.061">
            <text:p>0,061</text:p>
          </table:table-cell>
        </table:table-row>
        <table:table-row table:style-name="ro1">
          <table:table-cell table:formula="of:=U/Res*(1-EXP(-Res/L*[.B64]))" office:value-type="float" office:value="2.2">
            <text:p>2,20000000000000000000</text:p>
          </table:table-cell>
          <table:table-cell office:value-type="float" office:value="0.062">
            <text:p>0,062</text:p>
          </table:table-cell>
        </table:table-row>
        <table:table-row table:style-name="ro1">
          <table:table-cell table:formula="of:=U/Res*(1-EXP(-Res/L*[.B65]))" office:value-type="float" office:value="2.2">
            <text:p>2,20000000000000000000</text:p>
          </table:table-cell>
          <table:table-cell office:value-type="float" office:value="0.063">
            <text:p>0,063</text:p>
          </table:table-cell>
        </table:table-row>
        <table:table-row table:style-name="ro1">
          <table:table-cell table:formula="of:=U/Res*(1-EXP(-Res/L*[.B66]))" office:value-type="float" office:value="2.2">
            <text:p>2,20000000000000000000</text:p>
          </table:table-cell>
          <table:table-cell office:value-type="float" office:value="0.064">
            <text:p>0,064</text:p>
          </table:table-cell>
        </table:table-row>
        <table:table-row table:style-name="ro1">
          <table:table-cell table:formula="of:=U/Res*(1-EXP(-Res/L*[.B67]))" office:value-type="float" office:value="2.2">
            <text:p>2,20000000000000000000</text:p>
          </table:table-cell>
          <table:table-cell office:value-type="float" office:value="0.065">
            <text:p>0,065</text:p>
          </table:table-cell>
        </table:table-row>
        <table:table-row table:style-name="ro1">
          <table:table-cell table:formula="of:=U/Res*(1-EXP(-Res/L*[.B68]))" office:value-type="float" office:value="2.2">
            <text:p>2,20000000000000000000</text:p>
          </table:table-cell>
          <table:table-cell office:value-type="float" office:value="0.066">
            <text:p>0,066</text:p>
          </table:table-cell>
        </table:table-row>
        <table:table-row table:style-name="ro1">
          <table:table-cell table:formula="of:=U/Res*(1-EXP(-Res/L*[.B69]))" office:value-type="float" office:value="2.2">
            <text:p>2,20000000000000000000</text:p>
          </table:table-cell>
          <table:table-cell office:value-type="float" office:value="0.067">
            <text:p>0,067</text:p>
          </table:table-cell>
        </table:table-row>
        <table:table-row table:style-name="ro1">
          <table:table-cell table:formula="of:=U/Res*(1-EXP(-Res/L*[.B70]))" office:value-type="float" office:value="2.2">
            <text:p>2,20000000000000000000</text:p>
          </table:table-cell>
          <table:table-cell office:value-type="float" office:value="0.068">
            <text:p>0,068</text:p>
          </table:table-cell>
        </table:table-row>
        <table:table-row table:style-name="ro1">
          <table:table-cell table:formula="of:=U/Res*(1-EXP(-Res/L*[.B71]))" office:value-type="float" office:value="2.2">
            <text:p>2,20000000000000000000</text:p>
          </table:table-cell>
          <table:table-cell office:value-type="float" office:value="0.069">
            <text:p>0,069</text:p>
          </table:table-cell>
        </table:table-row>
        <table:table-row table:style-name="ro1">
          <table:table-cell table:formula="of:=U/Res*(1-EXP(-Res/L*[.B72]))" office:value-type="float" office:value="2.2">
            <text:p>2,20000000000000000000</text:p>
          </table:table-cell>
          <table:table-cell office:value-type="float" office:value="0.07">
            <text:p>0,070</text:p>
          </table:table-cell>
        </table:table-row>
        <table:table-row table:style-name="ro1">
          <table:table-cell table:formula="of:=U/Res*(1-EXP(-Res/L*[.B73]))" office:value-type="float" office:value="2.2">
            <text:p>2,20000000000000000000</text:p>
          </table:table-cell>
          <table:table-cell office:value-type="float" office:value="0.071">
            <text:p>0,071</text:p>
          </table:table-cell>
        </table:table-row>
        <table:table-row table:style-name="ro1">
          <table:table-cell table:formula="of:=U/Res*(1-EXP(-Res/L*[.B74]))" office:value-type="float" office:value="2.2">
            <text:p>2,20000000000000000000</text:p>
          </table:table-cell>
          <table:table-cell office:value-type="float" office:value="0.072">
            <text:p>0,072</text:p>
          </table:table-cell>
        </table:table-row>
        <table:table-row table:style-name="ro1">
          <table:table-cell table:formula="of:=U/Res*(1-EXP(-Res/L*[.B75]))" office:value-type="float" office:value="2.2">
            <text:p>2,20000000000000000000</text:p>
          </table:table-cell>
          <table:table-cell office:value-type="float" office:value="0.073">
            <text:p>0,073</text:p>
          </table:table-cell>
        </table:table-row>
        <table:table-row table:style-name="ro1">
          <table:table-cell table:formula="of:=U/Res*(1-EXP(-Res/L*[.B76]))" office:value-type="float" office:value="2.2">
            <text:p>2,20000000000000000000</text:p>
          </table:table-cell>
          <table:table-cell office:value-type="float" office:value="1">
            <text:p>1,000</text:p>
          </table:table-cell>
        </table:table-row>
        <table:table-row table:style-name="ro1">
          <table:table-cell table:formula="of:=U/Res*(1-EXP(-Res/L*[.B77]))" office:value-type="float" office:value="2.2">
            <text:p>2,20000000000000000000</text:p>
          </table:table-cell>
          <table:table-cell office:value-type="float" office:value="1.001">
            <text:p>1,001</text:p>
          </table:table-cell>
        </table:table-row>
        <table:table-row table:style-name="ro1">
          <table:table-cell table:formula="of:=U/Res*(1-EXP(-Res/L*[.B78]))" office:value-type="float" office:value="2.2">
            <text:p>2,20000000000000000000</text:p>
          </table:table-cell>
          <table:table-cell office:value-type="float" office:value="1.002">
            <text:p>1,002</text:p>
          </table:table-cell>
        </table:table-row>
        <table:table-row table:style-name="ro1">
          <table:table-cell table:formula="of:=U/Res*(1-EXP(-Res/L*[.B79]))" office:value-type="float" office:value="2.2">
            <text:p>2,20000000000000000000</text:p>
          </table:table-cell>
          <table:table-cell office:value-type="float" office:value="1.003">
            <text:p>1,003</text:p>
          </table:table-cell>
        </table:table-row>
        <table:table-row table:style-name="ro1">
          <table:table-cell table:formula="of:=U/Res*(1-EXP(-Res/L*[.B80]))" office:value-type="float" office:value="2.2">
            <text:p>2,20000000000000000000</text:p>
          </table:table-cell>
          <table:table-cell office:value-type="float" office:value="1.004">
            <text:p>1,004</text:p>
          </table:table-cell>
        </table:table-row>
        <table:table-row table:style-name="ro1">
          <table:table-cell table:formula="of:=U/Res*(1-EXP(-Res/L*[.B81]))" office:value-type="float" office:value="2.2">
            <text:p>2,20000000000000000000</text:p>
          </table:table-cell>
          <table:table-cell office:value-type="float" office:value="1.005">
            <text:p>1,005</text:p>
          </table:table-cell>
        </table:table-row>
        <table:table-row table:style-name="ro1">
          <table:table-cell table:formula="of:=U/Res*(1-EXP(-Res/L*[.B82]))" office:value-type="float" office:value="2.2">
            <text:p>2,20000000000000000000</text:p>
          </table:table-cell>
          <table:table-cell office:value-type="float" office:value="1.006">
            <text:p>1,006</text:p>
          </table:table-cell>
        </table:table-row>
        <table:table-row table:style-name="ro1">
          <table:table-cell table:formula="of:=U/Res*(1-EXP(-Res/L*[.B83]))" office:value-type="float" office:value="2.2">
            <text:p>2,20000000000000000000</text:p>
          </table:table-cell>
          <table:table-cell office:value-type="float" office:value="1.007">
            <text:p>1,007</text:p>
          </table:table-cell>
        </table:table-row>
        <table:table-row table:style-name="ro1">
          <table:table-cell table:formula="of:=U/Res*(1-EXP(-Res/L*[.B84]))" office:value-type="float" office:value="2.2">
            <text:p>2,20000000000000000000</text:p>
          </table:table-cell>
          <table:table-cell office:value-type="float" office:value="1.008">
            <text:p>1,008</text:p>
          </table:table-cell>
        </table:table-row>
        <table:table-row table:style-name="ro1">
          <table:table-cell table:formula="of:=U/Res*(1-EXP(-Res/L*[.B85]))" office:value-type="float" office:value="2.2">
            <text:p>2,20000000000000000000</text:p>
          </table:table-cell>
          <table:table-cell office:value-type="float" office:value="1.009">
            <text:p>1,009</text:p>
          </table:table-cell>
        </table:table-row>
        <table:table-row table:style-name="ro1">
          <table:table-cell table:formula="of:=U/Res*(1-EXP(-Res/L*[.B86]))" office:value-type="float" office:value="2.2">
            <text:p>2,20000000000000000000</text:p>
          </table:table-cell>
          <table:table-cell office:value-type="float" office:value="1.01">
            <text:p>1,010</text:p>
          </table:table-cell>
        </table:table-row>
        <table:table-row table:style-name="ro1">
          <table:table-cell table:formula="of:=U/Res*(1-EXP(-Res/L*[.B87]))" office:value-type="float" office:value="2.2">
            <text:p>2,20000000000000000000</text:p>
          </table:table-cell>
          <table:table-cell office:value-type="float" office:value="1.011">
            <text:p>1,011</text:p>
          </table:table-cell>
        </table:table-row>
        <table:table-row table:style-name="ro1">
          <table:table-cell table:formula="of:=U/Res*(1-EXP(-Res/L*[.B88]))" office:value-type="float" office:value="2.2">
            <text:p>2,20000000000000000000</text:p>
          </table:table-cell>
          <table:table-cell office:value-type="float" office:value="1.012">
            <text:p>1,012</text:p>
          </table:table-cell>
        </table:table-row>
        <table:table-row table:style-name="ro1">
          <table:table-cell table:formula="of:=U/Res*(1-EXP(-Res/L*[.B89]))" office:value-type="float" office:value="2.2">
            <text:p>2,20000000000000000000</text:p>
          </table:table-cell>
          <table:table-cell office:value-type="float" office:value="1.013">
            <text:p>1,013</text:p>
          </table:table-cell>
        </table:table-row>
        <table:table-row table:style-name="ro1">
          <table:table-cell table:formula="of:=U/Res*(1-EXP(-Res/L*[.B90]))" office:value-type="float" office:value="2.2">
            <text:p>2,20000000000000000000</text:p>
          </table:table-cell>
          <table:table-cell office:value-type="float" office:value="1.014">
            <text:p>1,014</text:p>
          </table:table-cell>
        </table:table-row>
        <table:table-row table:style-name="ro1">
          <table:table-cell table:formula="of:=U/Res*(1-EXP(-Res/L*[.B91]))" office:value-type="float" office:value="2.2">
            <text:p>2,20000000000000000000</text:p>
          </table:table-cell>
          <table:table-cell office:value-type="float" office:value="1.015">
            <text:p>1,015</text:p>
          </table:table-cell>
        </table:table-row>
        <table:table-row table:style-name="ro1">
          <table:table-cell table:formula="of:=U/Res*(1-EXP(-Res/L*[.B92]))" office:value-type="float" office:value="2.2">
            <text:p>2,20000000000000000000</text:p>
          </table:table-cell>
          <table:table-cell office:value-type="float" office:value="1.016">
            <text:p>1,016</text:p>
          </table:table-cell>
        </table:table-row>
        <table:table-row table:style-name="ro1">
          <table:table-cell table:formula="of:=U/Res*(1-EXP(-Res/L*[.B93]))" office:value-type="float" office:value="2.2">
            <text:p>2,20000000000000000000</text:p>
          </table:table-cell>
          <table:table-cell office:value-type="float" office:value="1.017">
            <text:p>1,017</text:p>
          </table:table-cell>
        </table:table-row>
        <table:table-row table:style-name="ro1">
          <table:table-cell table:formula="of:=U/Res*(1-EXP(-Res/L*[.B94]))" office:value-type="float" office:value="2.2">
            <text:p>2,20000000000000000000</text:p>
          </table:table-cell>
          <table:table-cell office:value-type="float" office:value="1.018">
            <text:p>1,018</text:p>
          </table:table-cell>
        </table:table-row>
        <table:table-row table:style-name="ro1">
          <table:table-cell table:formula="of:=U/Res*(1-EXP(-Res/L*[.B95]))" office:value-type="float" office:value="2.2">
            <text:p>2,20000000000000000000</text:p>
          </table:table-cell>
          <table:table-cell office:value-type="float" office:value="1.019">
            <text:p>1,019</text:p>
          </table:table-cell>
        </table:table-row>
        <table:table-row table:style-name="ro1">
          <table:table-cell table:formula="of:=U/Res*(1-EXP(-Res/L*[.B96]))" office:value-type="float" office:value="2.2">
            <text:p>2,20000000000000000000</text:p>
          </table:table-cell>
          <table:table-cell office:value-type="float" office:value="1.02">
            <text:p>1,020</text:p>
          </table:table-cell>
        </table:table-row>
        <table:table-row table:style-name="ro1">
          <table:table-cell table:formula="of:=U/Res*(1-EXP(-Res/L*[.B97]))" office:value-type="float" office:value="2.2">
            <text:p>2,20000000000000000000</text:p>
          </table:table-cell>
          <table:table-cell office:value-type="float" office:value="1.021">
            <text:p>1,021</text:p>
          </table:table-cell>
        </table:table-row>
        <table:table-row table:style-name="ro1">
          <table:table-cell table:formula="of:=U/Res*(1-EXP(-Res/L*[.B98]))" office:value-type="float" office:value="2.2">
            <text:p>2,20000000000000000000</text:p>
          </table:table-cell>
          <table:table-cell office:value-type="float" office:value="1">
            <text:p>1,000</text:p>
          </table:table-cell>
        </table:table-row>
        <table:table-row table:style-name="ro1">
          <table:table-cell table:formula="of:=U/Res*(1-EXP(-Res/L*[.B99]))" office:value-type="float" office:value="2.2">
            <text:p>2,20000000000000000000</text:p>
          </table:table-cell>
          <table:table-cell office:value-type="float" office:value="1.001">
            <text:p>1,001</text:p>
          </table:table-cell>
        </table:table-row>
        <table:table-row table:style-name="ro1">
          <table:table-cell table:formula="of:=U/Res*(1-EXP(-Res/L*[.B100]))" office:value-type="float" office:value="2.2">
            <text:p>2,20000000000000000000</text:p>
          </table:table-cell>
          <table:table-cell office:value-type="float" office:value="1.002">
            <text:p>1,002</text:p>
          </table:table-cell>
        </table:table-row>
        <table:table-row table:style-name="ro1">
          <table:table-cell table:formula="of:=U/Res*(1-EXP(-Res/L*[.B101]))" office:value-type="float" office:value="2.2">
            <text:p>2,20000000000000000000</text:p>
          </table:table-cell>
          <table:table-cell office:value-type="float" office:value="1.003">
            <text:p>1,003</text:p>
          </table:table-cell>
        </table:table-row>
        <table:table-row table:style-name="ro1">
          <table:table-cell table:formula="of:=U/Res*(1-EXP(-Res/L*[.B102]))" office:value-type="float" office:value="2.2">
            <text:p>2,20000000000000000000</text:p>
          </table:table-cell>
          <table:table-cell office:value-type="float" office:value="1.004">
            <text:p>1,004</text:p>
          </table:table-cell>
        </table:table-row>
        <table:table-row table:style-name="ro1">
          <table:table-cell table:formula="of:=U/Res*(1-EXP(-Res/L*[.B103]))" office:value-type="float" office:value="2.2">
            <text:p>2,20000000000000000000</text:p>
          </table:table-cell>
          <table:table-cell office:value-type="float" office:value="1.005">
            <text:p>1,005</text:p>
          </table:table-cell>
        </table:table-row>
        <table:table-row table:style-name="ro1">
          <table:table-cell table:formula="of:=U/Res*(1-EXP(-Res/L*[.B104]))" office:value-type="float" office:value="2.2">
            <text:p>2,20000000000000000000</text:p>
          </table:table-cell>
          <table:table-cell office:value-type="float" office:value="1.006">
            <text:p>1,006</text:p>
          </table:table-cell>
        </table:table-row>
        <table:table-row table:style-name="ro1">
          <table:table-cell table:formula="of:=U/Res*(1-EXP(-Res/L*[.B105]))" office:value-type="float" office:value="2.2">
            <text:p>2,20000000000000000000</text:p>
          </table:table-cell>
          <table:table-cell office:value-type="float" office:value="1.007">
            <text:p>1,007</text:p>
          </table:table-cell>
        </table:table-row>
        <table:table-row table:style-name="ro1">
          <table:table-cell table:formula="of:=U/Res*(1-EXP(-Res/L*[.B106]))" office:value-type="float" office:value="2.2">
            <text:p>2,20000000000000000000</text:p>
          </table:table-cell>
          <table:table-cell office:value-type="float" office:value="1.008">
            <text:p>1,008</text:p>
          </table:table-cell>
        </table:table-row>
        <table:table-row table:style-name="ro1">
          <table:table-cell table:formula="of:=U/Res*(1-EXP(-Res/L*[.B107]))" office:value-type="float" office:value="2.2">
            <text:p>2,20000000000000000000</text:p>
          </table:table-cell>
          <table:table-cell office:value-type="float" office:value="1.009">
            <text:p>1,009</text:p>
          </table:table-cell>
        </table:table-row>
        <table:table-row table:style-name="ro1">
          <table:table-cell table:formula="of:=U/Res*(1-EXP(-Res/L*[.B108]))" office:value-type="float" office:value="2.2">
            <text:p>2,20000000000000000000</text:p>
          </table:table-cell>
          <table:table-cell office:value-type="float" office:value="1.01">
            <text:p>1,010</text:p>
          </table:table-cell>
        </table:table-row>
        <table:table-row table:style-name="ro1">
          <table:table-cell table:formula="of:=U/Res*(1-EXP(-Res/L*[.B109]))" office:value-type="float" office:value="2.2">
            <text:p>2,20000000000000000000</text:p>
          </table:table-cell>
          <table:table-cell office:value-type="float" office:value="1.011">
            <text:p>1,011</text:p>
          </table:table-cell>
        </table:table-row>
        <table:table-row table:style-name="ro1">
          <table:table-cell table:formula="of:=U/Res*(1-EXP(-Res/L*[.B110]))" office:value-type="float" office:value="2.2">
            <text:p>2,20000000000000000000</text:p>
          </table:table-cell>
          <table:table-cell office:value-type="float" office:value="1.012">
            <text:p>1,012</text:p>
          </table:table-cell>
        </table:table-row>
        <table:table-row table:style-name="ro1">
          <table:table-cell table:formula="of:=U/Res*(1-EXP(-Res/L*[.B111]))" office:value-type="float" office:value="2.2">
            <text:p>2,20000000000000000000</text:p>
          </table:table-cell>
          <table:table-cell office:value-type="float" office:value="1.013">
            <text:p>1,013</text:p>
          </table:table-cell>
        </table:table-row>
        <table:table-row table:style-name="ro1">
          <table:table-cell table:formula="of:=U/Res*(1-EXP(-Res/L*[.B112]))" office:value-type="float" office:value="2.2">
            <text:p>2,20000000000000000000</text:p>
          </table:table-cell>
          <table:table-cell office:value-type="float" office:value="1.014">
            <text:p>1,014</text:p>
          </table:table-cell>
        </table:table-row>
        <table:table-row table:style-name="ro1">
          <table:table-cell table:formula="of:=U/Res*(1-EXP(-Res/L*[.B113]))" office:value-type="float" office:value="2.2">
            <text:p>2,20000000000000000000</text:p>
          </table:table-cell>
          <table:table-cell office:value-type="float" office:value="1.015">
            <text:p>1,015</text:p>
          </table:table-cell>
        </table:table-row>
        <table:table-row table:style-name="ro1">
          <table:table-cell table:formula="of:=U/Res*(1-EXP(-Res/L*[.B114]))" office:value-type="float" office:value="2.2">
            <text:p>2,20000000000000000000</text:p>
          </table:table-cell>
          <table:table-cell office:value-type="float" office:value="1.016">
            <text:p>1,016</text:p>
          </table:table-cell>
        </table:table-row>
        <table:table-row table:style-name="ro1">
          <table:table-cell table:formula="of:=U/Res*(1-EXP(-Res/L*[.B115]))" office:value-type="float" office:value="2.2">
            <text:p>2,20000000000000000000</text:p>
          </table:table-cell>
          <table:table-cell office:value-type="float" office:value="1.017">
            <text:p>1,017</text:p>
          </table:table-cell>
        </table:table-row>
        <table:table-row table:style-name="ro1">
          <table:table-cell table:formula="of:=U/Res*(1-EXP(-Res/L*[.B116]))" office:value-type="float" office:value="2.2">
            <text:p>2,20000000000000000000</text:p>
          </table:table-cell>
          <table:table-cell office:value-type="float" office:value="1.018">
            <text:p>1,018</text:p>
          </table:table-cell>
        </table:table-row>
        <table:table-row table:style-name="ro1">
          <table:table-cell table:formula="of:=U/Res*(1-EXP(-Res/L*[.B117]))" office:value-type="float" office:value="2.2">
            <text:p>2,20000000000000000000</text:p>
          </table:table-cell>
          <table:table-cell office:value-type="float" office:value="1.019">
            <text:p>1,019</text:p>
          </table:table-cell>
        </table:table-row>
        <table:table-row table:style-name="ro1">
          <table:table-cell table:formula="of:=U/Res*(1-EXP(-Res/L*[.B118]))" office:value-type="float" office:value="2.2">
            <text:p>2,20000000000000000000</text:p>
          </table:table-cell>
          <table:table-cell office:value-type="float" office:value="1.02">
            <text:p>1,020</text:p>
          </table:table-cell>
        </table:table-row>
        <table:table-row table:style-name="ro1">
          <table:table-cell table:formula="of:=U/Res*(1-EXP(-Res/L*[.B119]))" office:value-type="float" office:value="2.2">
            <text:p>2,20000000000000000000</text:p>
          </table:table-cell>
          <table:table-cell office:value-type="float" office:value="1.021">
            <text:p>1,021</text:p>
          </table:table-cell>
        </table:table-row>
        <table:table-row table:style-name="ro1">
          <table:table-cell table:formula="of:=U/Res*(1-EXP(-Res/L*[.B120]))" office:value-type="float" office:value="2.2">
            <text:p>2,20000000000000000000</text:p>
          </table:table-cell>
          <table:table-cell office:value-type="float" office:value="1.022">
            <text:p>1,022</text:p>
          </table:table-cell>
        </table:table-row>
        <table:table-row table:style-name="ro1">
          <table:table-cell table:formula="of:=U/Res*(1-EXP(-Res/L*[.B121]))" office:value-type="float" office:value="2.2">
            <text:p>2,20000000000000000000</text:p>
          </table:table-cell>
          <table:table-cell office:value-type="float" office:value="1.023">
            <text:p>1,023</text:p>
          </table:table-cell>
        </table:table-row>
        <table:table-row table:style-name="ro1">
          <table:table-cell table:formula="of:=U/Res*(1-EXP(-Res/L*[.B122]))" office:value-type="float" office:value="2.2">
            <text:p>2,20000000000000000000</text:p>
          </table:table-cell>
          <table:table-cell office:value-type="float" office:value="1.024">
            <text:p>1,024</text:p>
          </table:table-cell>
        </table:table-row>
        <table:table-row table:style-name="ro1">
          <table:table-cell table:formula="of:=U/Res*(1-EXP(-Res/L*[.B123]))" office:value-type="float" office:value="2.2">
            <text:p>2,20000000000000000000</text:p>
          </table:table-cell>
          <table:table-cell office:value-type="float" office:value="1.025">
            <text:p>1,025</text:p>
          </table:table-cell>
        </table:table-row>
        <table:table-row table:style-name="ro1">
          <table:table-cell table:formula="of:=U/Res*(1-EXP(-Res/L*[.B124]))" office:value-type="float" office:value="2.2">
            <text:p>2,20000000000000000000</text:p>
          </table:table-cell>
          <table:table-cell office:value-type="float" office:value="1.026">
            <text:p>1,026</text:p>
          </table:table-cell>
        </table:table-row>
        <table:table-row table:style-name="ro1">
          <table:table-cell table:formula="of:=U/Res*(1-EXP(-Res/L*[.B125]))" office:value-type="float" office:value="2.2">
            <text:p>2,20000000000000000000</text:p>
          </table:table-cell>
          <table:table-cell office:value-type="float" office:value="1.027">
            <text:p>1,027</text:p>
          </table:table-cell>
        </table:table-row>
        <table:table-row table:style-name="ro1">
          <table:table-cell table:formula="of:=U/Res*(1-EXP(-Res/L*[.B126]))" office:value-type="float" office:value="2.2">
            <text:p>2,20000000000000000000</text:p>
          </table:table-cell>
          <table:table-cell office:value-type="float" office:value="1.028">
            <text:p>1,028</text:p>
          </table:table-cell>
        </table:table-row>
        <table:table-row table:style-name="ro1">
          <table:table-cell table:formula="of:=U/Res*(1-EXP(-Res/L*[.B127]))" office:value-type="float" office:value="2.2">
            <text:p>2,20000000000000000000</text:p>
          </table:table-cell>
          <table:table-cell office:value-type="float" office:value="1.029">
            <text:p>1,029</text:p>
          </table:table-cell>
        </table:table-row>
        <table:table-row table:style-name="ro1">
          <table:table-cell table:formula="of:=U/Res*(1-EXP(-Res/L*[.B128]))" office:value-type="float" office:value="2.2">
            <text:p>2,20000000000000000000</text:p>
          </table:table-cell>
          <table:table-cell office:value-type="float" office:value="1.03">
            <text:p>1,030</text:p>
          </table:table-cell>
        </table:table-row>
        <table:table-row table:style-name="ro1">
          <table:table-cell table:formula="of:=U/Res*(1-EXP(-Res/L*[.B129]))" office:value-type="float" office:value="2.2">
            <text:p>2,20000000000000000000</text:p>
          </table:table-cell>
          <table:table-cell office:value-type="float" office:value="1.031">
            <text:p>1,031</text:p>
          </table:table-cell>
        </table:table-row>
        <table:table-row table:style-name="ro1">
          <table:table-cell table:formula="of:=U/Res*(1-EXP(-Res/L*[.B130]))" office:value-type="float" office:value="2.2">
            <text:p>2,20000000000000000000</text:p>
          </table:table-cell>
          <table:table-cell office:value-type="float" office:value="1.032">
            <text:p>1,032</text:p>
          </table:table-cell>
        </table:table-row>
        <table:table-row table:style-name="ro1">
          <table:table-cell table:formula="of:=U/Res*(1-EXP(-Res/L*[.B131]))" office:value-type="float" office:value="2.2">
            <text:p>2,20000000000000000000</text:p>
          </table:table-cell>
          <table:table-cell office:value-type="float" office:value="1.033">
            <text:p>1,033</text:p>
          </table:table-cell>
        </table:table-row>
        <table:table-row table:style-name="ro1">
          <table:table-cell table:formula="of:=U/Res*(1-EXP(-Res/L*[.B132]))" office:value-type="float" office:value="2.2">
            <text:p>2,20000000000000000000</text:p>
          </table:table-cell>
          <table:table-cell office:value-type="float" office:value="1.034">
            <text:p>1,034</text:p>
          </table:table-cell>
        </table:table-row>
        <table:table-row table:style-name="ro1">
          <table:table-cell table:formula="of:=U/Res*(1-EXP(-Res/L*[.B133]))" office:value-type="float" office:value="2.2">
            <text:p>2,20000000000000000000</text:p>
          </table:table-cell>
          <table:table-cell office:value-type="float" office:value="1.035">
            <text:p>1,035</text:p>
          </table:table-cell>
        </table:table-row>
        <table:table-row table:style-name="ro1">
          <table:table-cell table:formula="of:=U/Res*(1-EXP(-Res/L*[.B134]))" office:value-type="float" office:value="2.2">
            <text:p>2,20000000000000000000</text:p>
          </table:table-cell>
          <table:table-cell office:value-type="float" office:value="1.036">
            <text:p>1,036</text:p>
          </table:table-cell>
        </table:table-row>
        <table:table-row table:style-name="ro1">
          <table:table-cell table:formula="of:=U/Res*(1-EXP(-Res/L*[.B135]))" office:value-type="float" office:value="2.2">
            <text:p>2,20000000000000000000</text:p>
          </table:table-cell>
          <table:table-cell office:value-type="float" office:value="1.037">
            <text:p>1,037</text:p>
          </table:table-cell>
        </table:table-row>
        <table:table-row table:style-name="ro1">
          <table:table-cell table:formula="of:=U/Res*(1-EXP(-Res/L*[.B136]))" office:value-type="float" office:value="2.2">
            <text:p>2,20000000000000000000</text:p>
          </table:table-cell>
          <table:table-cell office:value-type="float" office:value="1.038">
            <text:p>1,038</text:p>
          </table:table-cell>
        </table:table-row>
        <table:table-row table:style-name="ro1">
          <table:table-cell table:formula="of:=U/Res*(1-EXP(-Res/L*[.B137]))" office:value-type="float" office:value="2.2">
            <text:p>2,20000000000000000000</text:p>
          </table:table-cell>
          <table:table-cell office:value-type="float" office:value="1.039">
            <text:p>1,039</text:p>
          </table:table-cell>
        </table:table-row>
        <table:table-row table:style-name="ro1">
          <table:table-cell table:formula="of:=U/Res*(1-EXP(-Res/L*[.B138]))" office:value-type="float" office:value="2.2">
            <text:p>2,20000000000000000000</text:p>
          </table:table-cell>
          <table:table-cell office:value-type="float" office:value="1.04">
            <text:p>1,040</text:p>
          </table:table-cell>
        </table:table-row>
        <table:table-row table:style-name="ro1">
          <table:table-cell table:formula="of:=U/Res*(1-EXP(-Res/L*[.B139]))" office:value-type="float" office:value="2.2">
            <text:p>2,20000000000000000000</text:p>
          </table:table-cell>
          <table:table-cell office:value-type="float" office:value="1.041">
            <text:p>1,041</text:p>
          </table:table-cell>
        </table:table-row>
        <table:table-row table:style-name="ro1">
          <table:table-cell table:formula="of:=U/Res*(1-EXP(-Res/L*[.B140]))" office:value-type="float" office:value="2.2">
            <text:p>2,20000000000000000000</text:p>
          </table:table-cell>
          <table:table-cell office:value-type="float" office:value="1.042">
            <text:p>1,042</text:p>
          </table:table-cell>
        </table:table-row>
        <table:table-row table:style-name="ro1">
          <table:table-cell table:formula="of:=U/Res*(1-EXP(-Res/L*[.B141]))" office:value-type="float" office:value="2.2">
            <text:p>2,20000000000000000000</text:p>
          </table:table-cell>
          <table:table-cell office:value-type="float" office:value="1.043">
            <text:p>1,043</text:p>
          </table:table-cell>
        </table:table-row>
        <table:table-row table:style-name="ro1">
          <table:table-cell table:formula="of:=U/Res*(1-EXP(-Res/L*[.B142]))" office:value-type="float" office:value="2.2">
            <text:p>2,20000000000000000000</text:p>
          </table:table-cell>
          <table:table-cell office:value-type="float" office:value="1.044">
            <text:p>1,044</text:p>
          </table:table-cell>
        </table:table-row>
        <table:table-row table:style-name="ro1">
          <table:table-cell table:formula="of:=U/Res*(1-EXP(-Res/L*[.B143]))" office:value-type="float" office:value="2.2">
            <text:p>2,20000000000000000000</text:p>
          </table:table-cell>
          <table:table-cell office:value-type="float" office:value="1.045">
            <text:p>1,045</text:p>
          </table:table-cell>
        </table:table-row>
        <table:table-row table:style-name="ro1">
          <table:table-cell table:formula="of:=U/Res*(1-EXP(-Res/L*[.B144]))" office:value-type="float" office:value="2.2">
            <text:p>2,20000000000000000000</text:p>
          </table:table-cell>
          <table:table-cell office:value-type="float" office:value="1.046">
            <text:p>1,046</text:p>
          </table:table-cell>
        </table:table-row>
        <table:table-row table:style-name="ro1">
          <table:table-cell table:formula="of:=U/Res*(1-EXP(-Res/L*[.B145]))" office:value-type="float" office:value="2.2">
            <text:p>2,20000000000000000000</text:p>
          </table:table-cell>
          <table:table-cell office:value-type="float" office:value="1.047">
            <text:p>1,047</text:p>
          </table:table-cell>
        </table:table-row>
        <table:table-row table:style-name="ro1">
          <table:table-cell table:formula="of:=U/Res*(1-EXP(-Res/L*[.B146]))" office:value-type="float" office:value="2.2">
            <text:p>2,20000000000000000000</text:p>
          </table:table-cell>
          <table:table-cell office:value-type="float" office:value="1.048">
            <text:p>1,048</text:p>
          </table:table-cell>
        </table:table-row>
        <table:table-row table:style-name="ro1">
          <table:table-cell table:formula="of:=U/Res*(1-EXP(-Res/L*[.B147]))" office:value-type="float" office:value="2.2">
            <text:p>2,20000000000000000000</text:p>
          </table:table-cell>
          <table:table-cell office:value-type="float" office:value="1.049">
            <text:p>1,049</text:p>
          </table:table-cell>
        </table:table-row>
        <table:table-row table:style-name="ro1">
          <table:table-cell table:formula="of:=U/Res*(1-EXP(-Res/L*[.B148]))" office:value-type="float" office:value="2.2">
            <text:p>2,20000000000000000000</text:p>
          </table:table-cell>
          <table:table-cell office:value-type="float" office:value="1.05">
            <text:p>1,050</text:p>
          </table:table-cell>
        </table:table-row>
        <table:table-row table:style-name="ro1">
          <table:table-cell table:formula="of:=U/Res*(1-EXP(-Res/L*[.B149]))" office:value-type="float" office:value="2.2">
            <text:p>2,20000000000000000000</text:p>
          </table:table-cell>
          <table:table-cell office:value-type="float" office:value="1.051">
            <text:p>1,051</text:p>
          </table:table-cell>
        </table:table-row>
        <table:table-row table:style-name="ro1">
          <table:table-cell table:formula="of:=U/Res*(1-EXP(-Res/L*[.B150]))" office:value-type="float" office:value="2.2">
            <text:p>2,20000000000000000000</text:p>
          </table:table-cell>
          <table:table-cell office:value-type="float" office:value="1.052">
            <text:p>1,052</text:p>
          </table:table-cell>
        </table:table-row>
        <table:table-row table:style-name="ro1">
          <table:table-cell table:formula="of:=U/Res*(1-EXP(-Res/L*[.B151]))" office:value-type="float" office:value="2.2">
            <text:p>2,20000000000000000000</text:p>
          </table:table-cell>
          <table:table-cell office:value-type="float" office:value="1.053">
            <text:p>1,053</text:p>
          </table:table-cell>
        </table:table-row>
        <table:table-row table:style-name="ro1">
          <table:table-cell table:formula="of:=U/Res*(1-EXP(-Res/L*[.B152]))" office:value-type="float" office:value="2.2">
            <text:p>2,20000000000000000000</text:p>
          </table:table-cell>
          <table:table-cell office:value-type="float" office:value="1.054">
            <text:p>1,054</text:p>
          </table:table-cell>
        </table:table-row>
        <table:table-row table:style-name="ro1">
          <table:table-cell table:formula="of:=U/Res*(1-EXP(-Res/L*[.B153]))" office:value-type="float" office:value="2.2">
            <text:p>2,20000000000000000000</text:p>
          </table:table-cell>
          <table:table-cell office:value-type="float" office:value="1.055">
            <text:p>1,055</text:p>
          </table:table-cell>
        </table:table-row>
        <table:table-row table:style-name="ro1">
          <table:table-cell table:formula="of:=U/Res*(1-EXP(-Res/L*[.B154]))" office:value-type="float" office:value="2.2">
            <text:p>2,20000000000000000000</text:p>
          </table:table-cell>
          <table:table-cell office:value-type="float" office:value="1.056">
            <text:p>1,056</text:p>
          </table:table-cell>
        </table:table-row>
        <table:table-row table:style-name="ro1">
          <table:table-cell table:formula="of:=U/Res*(1-EXP(-Res/L*[.B155]))" office:value-type="float" office:value="2.2">
            <text:p>2,20000000000000000000</text:p>
          </table:table-cell>
          <table:table-cell office:value-type="float" office:value="1.057">
            <text:p>1,057</text:p>
          </table:table-cell>
        </table:table-row>
        <table:table-row table:style-name="ro1">
          <table:table-cell table:formula="of:=U/Res*(1-EXP(-Res/L*[.B156]))" office:value-type="float" office:value="2.2">
            <text:p>2,20000000000000000000</text:p>
          </table:table-cell>
          <table:table-cell office:value-type="float" office:value="1.058">
            <text:p>1,058</text:p>
          </table:table-cell>
        </table:table-row>
        <table:table-row table:style-name="ro1">
          <table:table-cell table:formula="of:=U/Res*(1-EXP(-Res/L*[.B157]))" office:value-type="float" office:value="2.2">
            <text:p>2,20000000000000000000</text:p>
          </table:table-cell>
          <table:table-cell office:value-type="float" office:value="1.059">
            <text:p>1,059</text:p>
          </table:table-cell>
        </table:table-row>
        <table:table-row table:style-name="ro1">
          <table:table-cell table:formula="of:=U/Res*(1-EXP(-Res/L*[.B158]))" office:value-type="float" office:value="2.2">
            <text:p>2,20000000000000000000</text:p>
          </table:table-cell>
          <table:table-cell office:value-type="float" office:value="1.06">
            <text:p>1,060</text:p>
          </table:table-cell>
        </table:table-row>
        <table:table-row table:style-name="ro1">
          <table:table-cell table:formula="of:=U/Res*(1-EXP(-Res/L*[.B159]))" office:value-type="float" office:value="2.2">
            <text:p>2,20000000000000000000</text:p>
          </table:table-cell>
          <table:table-cell office:value-type="float" office:value="1.061">
            <text:p>1,061</text:p>
          </table:table-cell>
        </table:table-row>
        <table:table-row table:style-name="ro1">
          <table:table-cell table:formula="of:=U/Res*(1-EXP(-Res/L*[.B160]))" office:value-type="float" office:value="2.2">
            <text:p>2,20000000000000000000</text:p>
          </table:table-cell>
          <table:table-cell office:value-type="float" office:value="1.062">
            <text:p>1,062</text:p>
          </table:table-cell>
        </table:table-row>
        <table:table-row table:style-name="ro1">
          <table:table-cell table:formula="of:=U/Res*(1-EXP(-Res/L*[.B161]))" office:value-type="float" office:value="2.2">
            <text:p>2,20000000000000000000</text:p>
          </table:table-cell>
          <table:table-cell office:value-type="float" office:value="1.063">
            <text:p>1,063</text:p>
          </table:table-cell>
        </table:table-row>
        <table:table-row table:style-name="ro1">
          <table:table-cell table:formula="of:=U/Res*(1-EXP(-Res/L*[.B162]))" office:value-type="float" office:value="2.2">
            <text:p>2,20000000000000000000</text:p>
          </table:table-cell>
          <table:table-cell office:value-type="float" office:value="1.064">
            <text:p>1,064</text:p>
          </table:table-cell>
        </table:table-row>
        <table:table-row table:style-name="ro1">
          <table:table-cell table:formula="of:=U/Res*(1-EXP(-Res/L*[.B163]))" office:value-type="float" office:value="2.2">
            <text:p>2,20000000000000000000</text:p>
          </table:table-cell>
          <table:table-cell office:value-type="float" office:value="1.065">
            <text:p>1,065</text:p>
          </table:table-cell>
        </table:table-row>
        <table:table-row table:style-name="ro1">
          <table:table-cell table:formula="of:=U/Res*(1-EXP(-Res/L*[.B164]))" office:value-type="float" office:value="2.2">
            <text:p>2,20000000000000000000</text:p>
          </table:table-cell>
          <table:table-cell office:value-type="float" office:value="1.066">
            <text:p>1,066</text:p>
          </table:table-cell>
        </table:table-row>
        <table:table-row table:style-name="ro1">
          <table:table-cell table:formula="of:=U/Res*(1-EXP(-Res/L*[.B165]))" office:value-type="float" office:value="2.2">
            <text:p>2,20000000000000000000</text:p>
          </table:table-cell>
          <table:table-cell office:value-type="float" office:value="1.067">
            <text:p>1,067</text:p>
          </table:table-cell>
        </table:table-row>
        <table:table-row table:style-name="ro1">
          <table:table-cell table:formula="of:=U/Res*(1-EXP(-Res/L*[.B166]))" office:value-type="float" office:value="2.2">
            <text:p>2,20000000000000000000</text:p>
          </table:table-cell>
          <table:table-cell office:value-type="float" office:value="1.068">
            <text:p>1,068</text:p>
          </table:table-cell>
        </table:table-row>
        <table:table-row table:style-name="ro1">
          <table:table-cell table:formula="of:=U/Res*(1-EXP(-Res/L*[.B167]))" office:value-type="float" office:value="2.2">
            <text:p>2,20000000000000000000</text:p>
          </table:table-cell>
          <table:table-cell office:value-type="float" office:value="1.069">
            <text:p>1,069</text:p>
          </table:table-cell>
        </table:table-row>
        <table:table-row table:style-name="ro1">
          <table:table-cell table:formula="of:=U/Res*(1-EXP(-Res/L*[.B168]))" office:value-type="float" office:value="2.2">
            <text:p>2,20000000000000000000</text:p>
          </table:table-cell>
          <table:table-cell office:value-type="float" office:value="1.07">
            <text:p>1,070</text:p>
          </table:table-cell>
        </table:table-row>
        <table:table-row table:style-name="ro1">
          <table:table-cell table:formula="of:=U/Res*(1-EXP(-Res/L*[.B169]))" office:value-type="float" office:value="2.2">
            <text:p>2,20000000000000000000</text:p>
          </table:table-cell>
          <table:table-cell office:value-type="float" office:value="1.071">
            <text:p>1,071</text:p>
          </table:table-cell>
        </table:table-row>
        <table:table-row table:style-name="ro1">
          <table:table-cell table:formula="of:=U/Res*(1-EXP(-Res/L*[.B170]))" office:value-type="float" office:value="2.2">
            <text:p>2,20000000000000000000</text:p>
          </table:table-cell>
          <table:table-cell office:value-type="float" office:value="1.072">
            <text:p>1,072</text:p>
          </table:table-cell>
        </table:table-row>
        <table:table-row table:style-name="ro1">
          <table:table-cell table:formula="of:=U/Res*(1-EXP(-Res/L*[.B171]))" office:value-type="float" office:value="2.2">
            <text:p>2,20000000000000000000</text:p>
          </table:table-cell>
          <table:table-cell office:value-type="float" office:value="1.073">
            <text:p>1,073</text:p>
          </table:table-cell>
        </table:table-row>
        <table:table-row table:style-name="ro1">
          <table:table-cell table:formula="of:=U/Res*(1-EXP(-Res/L*[.B172]))" office:value-type="float" office:value="2.2">
            <text:p>2,20000000000000000000</text:p>
          </table:table-cell>
          <table:table-cell office:value-type="float" office:value="2">
            <text:p>2,000</text:p>
          </table:table-cell>
        </table:table-row>
        <table:table-row table:style-name="ro1">
          <table:table-cell table:formula="of:=U/Res*(1-EXP(-Res/L*[.B173]))" office:value-type="float" office:value="2.2">
            <text:p>2,20000000000000000000</text:p>
          </table:table-cell>
          <table:table-cell office:value-type="float" office:value="2.001">
            <text:p>2,001</text:p>
          </table:table-cell>
        </table:table-row>
        <table:table-row table:style-name="ro1">
          <table:table-cell table:formula="of:=U/Res*(1-EXP(-Res/L*[.B174]))" office:value-type="float" office:value="2.2">
            <text:p>2,20000000000000000000</text:p>
          </table:table-cell>
          <table:table-cell office:value-type="float" office:value="2.002">
            <text:p>2,002</text:p>
          </table:table-cell>
        </table:table-row>
        <table:table-row table:style-name="ro1">
          <table:table-cell table:formula="of:=U/Res*(1-EXP(-Res/L*[.B175]))" office:value-type="float" office:value="2.2">
            <text:p>2,20000000000000000000</text:p>
          </table:table-cell>
          <table:table-cell office:value-type="float" office:value="2.003">
            <text:p>2,003</text:p>
          </table:table-cell>
        </table:table-row>
        <table:table-row table:style-name="ro1">
          <table:table-cell table:formula="of:=U/Res*(1-EXP(-Res/L*[.B176]))" office:value-type="float" office:value="2.2">
            <text:p>2,20000000000000000000</text:p>
          </table:table-cell>
          <table:table-cell office:value-type="float" office:value="2.004">
            <text:p>2,004</text:p>
          </table:table-cell>
        </table:table-row>
        <table:table-row table:style-name="ro1">
          <table:table-cell table:formula="of:=U/Res*(1-EXP(-Res/L*[.B177]))" office:value-type="float" office:value="2.2">
            <text:p>2,20000000000000000000</text:p>
          </table:table-cell>
          <table:table-cell office:value-type="float" office:value="2.005">
            <text:p>2,005</text:p>
          </table:table-cell>
        </table:table-row>
        <table:table-row table:style-name="ro1">
          <table:table-cell table:formula="of:=U/Res*(1-EXP(-Res/L*[.B178]))" office:value-type="float" office:value="2.2">
            <text:p>2,20000000000000000000</text:p>
          </table:table-cell>
          <table:table-cell office:value-type="float" office:value="2.006">
            <text:p>2,006</text:p>
          </table:table-cell>
        </table:table-row>
        <table:table-row table:style-name="ro1">
          <table:table-cell table:formula="of:=U/Res*(1-EXP(-Res/L*[.B179]))" office:value-type="float" office:value="2.2">
            <text:p>2,20000000000000000000</text:p>
          </table:table-cell>
          <table:table-cell office:value-type="float" office:value="2.007">
            <text:p>2,007</text:p>
          </table:table-cell>
        </table:table-row>
        <table:table-row table:style-name="ro1">
          <table:table-cell table:formula="of:=U/Res*(1-EXP(-Res/L*[.B180]))" office:value-type="float" office:value="2.2">
            <text:p>2,20000000000000000000</text:p>
          </table:table-cell>
          <table:table-cell office:value-type="float" office:value="2.008">
            <text:p>2,008</text:p>
          </table:table-cell>
        </table:table-row>
        <table:table-row table:style-name="ro1">
          <table:table-cell table:formula="of:=U/Res*(1-EXP(-Res/L*[.B181]))" office:value-type="float" office:value="2.2">
            <text:p>2,20000000000000000000</text:p>
          </table:table-cell>
          <table:table-cell office:value-type="float" office:value="2.009">
            <text:p>2,009</text:p>
          </table:table-cell>
        </table:table-row>
        <table:table-row table:style-name="ro1">
          <table:table-cell table:formula="of:=U/Res*(1-EXP(-Res/L*[.B182]))" office:value-type="float" office:value="2.2">
            <text:p>2,20000000000000000000</text:p>
          </table:table-cell>
          <table:table-cell office:value-type="float" office:value="2.01">
            <text:p>2,010</text:p>
          </table:table-cell>
        </table:table-row>
        <table:table-row table:style-name="ro1">
          <table:table-cell table:formula="of:=U/Res*(1-EXP(-Res/L*[.B183]))" office:value-type="float" office:value="2.2">
            <text:p>2,20000000000000000000</text:p>
          </table:table-cell>
          <table:table-cell office:value-type="float" office:value="2.011">
            <text:p>2,011</text:p>
          </table:table-cell>
        </table:table-row>
        <table:table-row table:style-name="ro1">
          <table:table-cell table:formula="of:=U/Res*(1-EXP(-Res/L*[.B184]))" office:value-type="float" office:value="2.2">
            <text:p>2,20000000000000000000</text:p>
          </table:table-cell>
          <table:table-cell office:value-type="float" office:value="2.012">
            <text:p>2,012</text:p>
          </table:table-cell>
        </table:table-row>
        <table:table-row table:style-name="ro1">
          <table:table-cell table:formula="of:=U/Res*(1-EXP(-Res/L*[.B185]))" office:value-type="float" office:value="2.2">
            <text:p>2,20000000000000000000</text:p>
          </table:table-cell>
          <table:table-cell office:value-type="float" office:value="2.013">
            <text:p>2,013</text:p>
          </table:table-cell>
        </table:table-row>
        <table:table-row table:style-name="ro1">
          <table:table-cell table:formula="of:=U/Res*(1-EXP(-Res/L*[.B186]))" office:value-type="float" office:value="2.2">
            <text:p>2,20000000000000000000</text:p>
          </table:table-cell>
          <table:table-cell office:value-type="float" office:value="2.014">
            <text:p>2,014</text:p>
          </table:table-cell>
        </table:table-row>
        <table:table-row table:style-name="ro1">
          <table:table-cell table:formula="of:=U/Res*(1-EXP(-Res/L*[.B187]))" office:value-type="float" office:value="2.2">
            <text:p>2,20000000000000000000</text:p>
          </table:table-cell>
          <table:table-cell office:value-type="float" office:value="2.015">
            <text:p>2,015</text:p>
          </table:table-cell>
        </table:table-row>
        <table:table-row table:style-name="ro1">
          <table:table-cell table:formula="of:=U/Res*(1-EXP(-Res/L*[.B188]))" office:value-type="float" office:value="2.2">
            <text:p>2,20000000000000000000</text:p>
          </table:table-cell>
          <table:table-cell office:value-type="float" office:value="2.016">
            <text:p>2,016</text:p>
          </table:table-cell>
        </table:table-row>
        <table:table-row table:style-name="ro1">
          <table:table-cell table:formula="of:=U/Res*(1-EXP(-Res/L*[.B189]))" office:value-type="float" office:value="2.2">
            <text:p>2,20000000000000000000</text:p>
          </table:table-cell>
          <table:table-cell office:value-type="float" office:value="2.017">
            <text:p>2,017</text:p>
          </table:table-cell>
        </table:table-row>
        <table:table-row table:style-name="ro1">
          <table:table-cell table:formula="of:=U/Res*(1-EXP(-Res/L*[.B190]))" office:value-type="float" office:value="2.2">
            <text:p>2,20000000000000000000</text:p>
          </table:table-cell>
          <table:table-cell office:value-type="float" office:value="2.018">
            <text:p>2,018</text:p>
          </table:table-cell>
        </table:table-row>
        <table:table-row table:style-name="ro1">
          <table:table-cell table:formula="of:=U/Res*(1-EXP(-Res/L*[.B191]))" office:value-type="float" office:value="2.2">
            <text:p>2,20000000000000000000</text:p>
          </table:table-cell>
          <table:table-cell office:value-type="float" office:value="2.019">
            <text:p>2,019</text:p>
          </table:table-cell>
        </table:table-row>
        <table:table-row table:style-name="ro1">
          <table:table-cell table:formula="of:=U/Res*(1-EXP(-Res/L*[.B192]))" office:value-type="float" office:value="2.2">
            <text:p>2,20000000000000000000</text:p>
          </table:table-cell>
          <table:table-cell office:value-type="float" office:value="2.02">
            <text:p>2,020</text:p>
          </table:table-cell>
        </table:table-row>
        <table:table-row table:style-name="ro1">
          <table:table-cell table:formula="of:=U/Res*(1-EXP(-Res/L*[.B193]))" office:value-type="float" office:value="2.2">
            <text:p>2,20000000000000000000</text:p>
          </table:table-cell>
          <table:table-cell office:value-type="float" office:value="2.021">
            <text:p>2,021</text:p>
          </table:table-cell>
        </table:table-row>
        <table:table-row table:style-name="ro1">
          <table:table-cell table:formula="of:=U/Res*(1-EXP(-Res/L*[.B194]))" office:value-type="float" office:value="2.2">
            <text:p>2,20000000000000000000</text:p>
          </table:table-cell>
          <table:table-cell office:value-type="float" office:value="2">
            <text:p>2,000</text:p>
          </table:table-cell>
        </table:table-row>
        <table:table-row table:style-name="ro1">
          <table:table-cell table:formula="of:=U/Res*(1-EXP(-Res/L*[.B195]))" office:value-type="float" office:value="2.2">
            <text:p>2,20000000000000000000</text:p>
          </table:table-cell>
          <table:table-cell office:value-type="float" office:value="2.001">
            <text:p>2,001</text:p>
          </table:table-cell>
        </table:table-row>
        <table:table-row table:style-name="ro1">
          <table:table-cell table:formula="of:=U/Res*(1-EXP(-Res/L*[.B196]))" office:value-type="float" office:value="2.2">
            <text:p>2,20000000000000000000</text:p>
          </table:table-cell>
          <table:table-cell office:value-type="float" office:value="2.002">
            <text:p>2,002</text:p>
          </table:table-cell>
        </table:table-row>
        <table:table-row table:style-name="ro1">
          <table:table-cell table:formula="of:=U/Res*(1-EXP(-Res/L*[.B197]))" office:value-type="float" office:value="2.2">
            <text:p>2,20000000000000000000</text:p>
          </table:table-cell>
          <table:table-cell office:value-type="float" office:value="2.003">
            <text:p>2,003</text:p>
          </table:table-cell>
        </table:table-row>
        <table:table-row table:style-name="ro1">
          <table:table-cell table:formula="of:=U/Res*(1-EXP(-Res/L*[.B198]))" office:value-type="float" office:value="2.2">
            <text:p>2,20000000000000000000</text:p>
          </table:table-cell>
          <table:table-cell office:value-type="float" office:value="2.004">
            <text:p>2,004</text:p>
          </table:table-cell>
        </table:table-row>
        <table:table-row table:style-name="ro1">
          <table:table-cell table:formula="of:=U/Res*(1-EXP(-Res/L*[.B199]))" office:value-type="float" office:value="2.2">
            <text:p>2,20000000000000000000</text:p>
          </table:table-cell>
          <table:table-cell office:value-type="float" office:value="2.005">
            <text:p>2,005</text:p>
          </table:table-cell>
        </table:table-row>
        <table:table-row table:style-name="ro1">
          <table:table-cell table:formula="of:=U/Res*(1-EXP(-Res/L*[.B200]))" office:value-type="float" office:value="2.2">
            <text:p>2,20000000000000000000</text:p>
          </table:table-cell>
          <table:table-cell office:value-type="float" office:value="2.006">
            <text:p>2,006</text:p>
          </table:table-cell>
        </table:table-row>
        <table:table-row table:style-name="ro1">
          <table:table-cell table:formula="of:=U/Res*(1-EXP(-Res/L*[.B201]))" office:value-type="float" office:value="2.2">
            <text:p>2,20000000000000000000</text:p>
          </table:table-cell>
          <table:table-cell office:value-type="float" office:value="2.007">
            <text:p>2,007</text:p>
          </table:table-cell>
        </table:table-row>
        <table:table-row table:style-name="ro1">
          <table:table-cell table:formula="of:=U/Res*(1-EXP(-Res/L*[.B202]))" office:value-type="float" office:value="2.2">
            <text:p>2,20000000000000000000</text:p>
          </table:table-cell>
          <table:table-cell office:value-type="float" office:value="2.008">
            <text:p>2,008</text:p>
          </table:table-cell>
        </table:table-row>
        <table:table-row table:style-name="ro1">
          <table:table-cell table:formula="of:=U/Res*(1-EXP(-Res/L*[.B203]))" office:value-type="float" office:value="2.2">
            <text:p>2,20000000000000000000</text:p>
          </table:table-cell>
          <table:table-cell office:value-type="float" office:value="2.009">
            <text:p>2,009</text:p>
          </table:table-cell>
        </table:table-row>
        <table:table-row table:style-name="ro1">
          <table:table-cell table:formula="of:=U/Res*(1-EXP(-Res/L*[.B204]))" office:value-type="float" office:value="2.2">
            <text:p>2,20000000000000000000</text:p>
          </table:table-cell>
          <table:table-cell office:value-type="float" office:value="2.01">
            <text:p>2,010</text:p>
          </table:table-cell>
        </table:table-row>
        <table:table-row table:style-name="ro1">
          <table:table-cell table:formula="of:=U/Res*(1-EXP(-Res/L*[.B205]))" office:value-type="float" office:value="2.2">
            <text:p>2,20000000000000000000</text:p>
          </table:table-cell>
          <table:table-cell office:value-type="float" office:value="2.011">
            <text:p>2,011</text:p>
          </table:table-cell>
        </table:table-row>
        <table:table-row table:style-name="ro1">
          <table:table-cell table:formula="of:=U/Res*(1-EXP(-Res/L*[.B206]))" office:value-type="float" office:value="2.2">
            <text:p>2,20000000000000000000</text:p>
          </table:table-cell>
          <table:table-cell office:value-type="float" office:value="2.012">
            <text:p>2,012</text:p>
          </table:table-cell>
        </table:table-row>
        <table:table-row table:style-name="ro1">
          <table:table-cell table:formula="of:=U/Res*(1-EXP(-Res/L*[.B207]))" office:value-type="float" office:value="2.2">
            <text:p>2,20000000000000000000</text:p>
          </table:table-cell>
          <table:table-cell office:value-type="float" office:value="2.013">
            <text:p>2,013</text:p>
          </table:table-cell>
        </table:table-row>
        <table:table-row table:style-name="ro1">
          <table:table-cell table:formula="of:=U/Res*(1-EXP(-Res/L*[.B208]))" office:value-type="float" office:value="2.2">
            <text:p>2,20000000000000000000</text:p>
          </table:table-cell>
          <table:table-cell office:value-type="float" office:value="2.014">
            <text:p>2,014</text:p>
          </table:table-cell>
        </table:table-row>
        <table:table-row table:style-name="ro1">
          <table:table-cell table:formula="of:=U/Res*(1-EXP(-Res/L*[.B209]))" office:value-type="float" office:value="2.2">
            <text:p>2,20000000000000000000</text:p>
          </table:table-cell>
          <table:table-cell office:value-type="float" office:value="2.015">
            <text:p>2,015</text:p>
          </table:table-cell>
        </table:table-row>
        <table:table-row table:style-name="ro1">
          <table:table-cell table:formula="of:=U/Res*(1-EXP(-Res/L*[.B210]))" office:value-type="float" office:value="2.2">
            <text:p>2,20000000000000000000</text:p>
          </table:table-cell>
          <table:table-cell office:value-type="float" office:value="2.016">
            <text:p>2,016</text:p>
          </table:table-cell>
        </table:table-row>
        <table:table-row table:style-name="ro1">
          <table:table-cell table:formula="of:=U/Res*(1-EXP(-Res/L*[.B211]))" office:value-type="float" office:value="2.2">
            <text:p>2,20000000000000000000</text:p>
          </table:table-cell>
          <table:table-cell office:value-type="float" office:value="2.017">
            <text:p>2,017</text:p>
          </table:table-cell>
        </table:table-row>
        <table:table-row table:style-name="ro1">
          <table:table-cell table:formula="of:=U/Res*(1-EXP(-Res/L*[.B212]))" office:value-type="float" office:value="2.2">
            <text:p>2,20000000000000000000</text:p>
          </table:table-cell>
          <table:table-cell office:value-type="float" office:value="2.018">
            <text:p>2,018</text:p>
          </table:table-cell>
        </table:table-row>
      </table:table>
      <table:named-expressions>
        <table:named-range table:name="U" table:base-cell-address="$'LR circuit'.$G$5" table:cell-range-address="$'LR circuit'.$G$5"/>
        <table:named-range table:name="Res" table:base-cell-address="$'LR circuit'.$G$6" table:cell-range-address="$'LR circuit'.$G$6"/>
        <table:named-range table:name="tau" table:base-cell-address="$'LR circuit'.$G$8" table:cell-range-address="$'LR circuit'.$G$8"/>
        <table:named-range table:name="L" table:base-cell-address="$'LR circuit'.$G$7" table:cell-range-address="$'LR circuit'.$G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20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.01.2011</text:date>, <text:time>12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nnick HEINRICH</meta:initial-creator>
    <meta:creation-date>2011-01-14T09:44:49.48</meta:creation-date>
    <dc:date>2011-01-14T12:53:02.10</dc:date>
    <dc:creator>Yannick HEINRICH</dc:creator>
    <meta:editing-duration>PT02H23M39S</meta:editing-duration>
    <meta:editing-cycles>20</meta:editing-cycles>
    <meta:generator>OpenOffice.org/3.2$Win32 OpenOffice.org_project/320m18$Build-9502</meta:generator>
    <meta:document-statistic meta:table-count="2" meta:cell-count="433" meta:object-count="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U</mi>
              <mi mathvariant="normal">=</mi>
              <mi>L</mi>
            </mrow>
            <mrow>
              <mfrac>
                <mi mathvariant="italic">di</mi>
                <mi mathvariant="italic">dt</mi>
              </mfrac>
              <mo stretchy="false">+</mo>
              <mi>R</mi>
            </mrow>
            <mn>.</mn>
            <mi>i</mi>
            <mrow>
              <mo stretchy="false">(</mo>
              <mi>t</mi>
              <mo stretchy="false">)</mo>
            </mrow>
          </mrow>
        </mtd>
      </mtr>
      <mtr>
        <mtd>
          <mrow>
            <mo stretchy="false">→</mo>
            <mi>i</mi>
            <mrow>
              <mrow>
                <mo stretchy="false">(</mo>
                <mi>t</mi>
                <mo stretchy="false">)</mo>
              </mrow>
              <mi mathvariant="normal">=</mi>
              <mfrac>
                <mi>U</mi>
                <mi>L</mi>
              </mfrac>
            </mrow>
            <mrow>
              <mo stretchy="false">(</mo>
              <mrow>
                <mn>1</mn>
                <mi mathvariant="normal">−</mi>
                <msup>
                  <mi mathvariant="normal">e</mi>
                  <mrow>
                    <mfrac>
                      <mrow>
                        <mi mathvariant="normal">−</mi>
                        <mi>R</mi>
                      </mrow>
                      <mi>L</mi>
                    </mfrac>
                    <mi>t</mi>
                  </mrow>
                </msup>
              </mrow>
              <mo stretchy="false">)</mo>
            </mrow>
          </mrow>
        </mtd>
      </mtr>
      <mtr>
        <mtd>
          <mrow>
            <mo stretchy="false">→</mo>
            <mi>i</mi>
            <mrow>
              <mrow>
                <mo stretchy="false">(</mo>
                <mi>t</mi>
                <mo stretchy="false">)</mo>
              </mrow>
              <mi mathvariant="normal">=</mi>
              <mfrac>
                <mi>U</mi>
                <mi>L</mi>
              </mfrac>
            </mrow>
            <mrow>
              <mo stretchy="false">(</mo>
              <mrow>
                <mn>1</mn>
                <mi mathvariant="normal">−</mi>
                <msup>
                  <mi mathvariant="normal">e</mi>
                  <mfrac>
                    <mrow>
                      <mi mathvariant="normal">−</mi>
                      <mi>t</mi>
                    </mrow>
                    <mo stretchy="false">τ</mo>
                  </mfrac>
                </msup>
              </mrow>
              <mo stretchy="false">)</mo>
            </mrow>
          </mrow>
        </mtd>
      </mtr>
    </mtable>
    <annotation encoding="StarMath 5.0">U = L di over dt + R . i(t)
newline rightarrow i(t) = U over L (1 - func e^{- R over L t})
newline rightarrow i(t) = U over L (1 - func e^{- t over %tau}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8cm" svg:height="10.202cm" xlink:href=".." chart:class="chart:scatter" chart:column-mapping="1 0" chart:style-name="ch1">
        <chart:title svg:x="6.108cm" svg:y="0.205cm" chart:style-name="ch2">
          <text:p>Load of the coil</text:p>
        </chart:title>
        <chart:plot-area chart:style-name="ch3" table:cell-range-address="'LR operations'.A1:'LR operations'.B52" svg:x="0.405cm" svg:y="0.912cm" svg:width="14.472cm" svg:height="9.083cm">
          <chart:axis chart:dimension="x" chart:name="primary-x" chart:style-name="ch4">
            <chart:title svg:x="7.331cm" svg:y="9.601cm" chart:style-name="ch5">
              <text:p>Time (s)</text:p>
            </chart:title>
            <chart:grid chart:style-name="ch6" chart:class="major"/>
          </chart:axis>
          <chart:axis chart:dimension="y" chart:name="primary-y" chart:style-name="ch7">
            <chart:title svg:x="0.304cm" svg:y="5.935cm" chart:style-name="ch8">
              <text:p>Current (A)</text:p>
            </chart:title>
            <chart:grid chart:style-name="ch6" chart:class="major"/>
          </chart:axis>
          <chart:series chart:style-name="ch9" chart:values-cell-range-address="'LR operations'.A1:'LR operations'.A52" chart:class="chart:scatter">
            <chart:domain table:cell-range-address="'LR operations'.B1:'LR operations'.B52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LR operations'.B1:'LR operations'.B52">1.#NAN</text:p>
              </table:table-cell>
              <table:table-cell office:value-type="float" office:value="1.#NAN">
                <text:p text:id="'LR operations'.A1:'LR operations'.A5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1.24388394128443">
                <text:p>1.24388394128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1.78447367375736">
                <text:p>1.7844736737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2.01941300302742">
                <text:p>2.01941300302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2.12151721463604">
                <text:p>2.12151721463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">
                <text:p>0.005</text:p>
              </table:table-cell>
              <table:table-cell office:value-type="float" office:value="2.16589152208218">
                <text:p>2.16589152208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">
                <text:p>0.006</text:p>
              </table:table-cell>
              <table:table-cell office:value-type="float" office:value="2.18517651660201">
                <text:p>2.18517651660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">
                <text:p>0.007</text:p>
              </table:table-cell>
              <table:table-cell office:value-type="float" office:value="2.1935577406714">
                <text:p>2.1935577406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  <table:table-cell office:value-type="float" office:value="2.19720020563705">
                <text:p>2.19720020563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  <table:table-cell office:value-type="float" office:value="2.19878321438568">
                <text:p>2.198783214385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2.19947118715188">
                <text:p>2.19947118715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">
                <text:p>0.011</text:p>
              </table:table-cell>
              <table:table-cell office:value-type="float" office:value="2.19977017888357">
                <text:p>2.19977017888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">
                <text:p>0.012</text:p>
              </table:table-cell>
              <table:table-cell office:value-type="float" office:value="2.19990012015452">
                <text:p>2.19990012015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">
                <text:p>0.013</text:p>
              </table:table-cell>
              <table:table-cell office:value-type="float" office:value="2.19995659239809">
                <text:p>2.19995659239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">
                <text:p>0.014</text:p>
              </table:table-cell>
              <table:table-cell office:value-type="float" office:value="2.19998113513397">
                <text:p>2.19998113513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">
                <text:p>0.015</text:p>
              </table:table-cell>
              <table:table-cell office:value-type="float" office:value="2.19999180136302">
                <text:p>2.19999180136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">
                <text:p>0.016</text:p>
              </table:table-cell>
              <table:table-cell office:value-type="float" office:value="2.19999643688706">
                <text:p>2.1999964368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">
                <text:p>0.017</text:p>
              </table:table-cell>
              <table:table-cell office:value-type="float" office:value="2.1999984514775">
                <text:p>2.1999984514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">
                <text:p>0.018</text:p>
              </table:table-cell>
              <table:table-cell office:value-type="float" office:value="2.1999993270149">
                <text:p>2.1999993270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">
                <text:p>0.019</text:p>
              </table:table-cell>
              <table:table-cell office:value-type="float" office:value="2.19999970752188">
                <text:p>2.19999970752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">
                <text:p>0.02</text:p>
              </table:table-cell>
              <table:table-cell office:value-type="float" office:value="2.19999987288953">
                <text:p>2.19999987288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">
                <text:p>0.021</text:p>
              </table:table-cell>
              <table:table-cell office:value-type="float" office:value="2.19999994475802">
                <text:p>2.19999994475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">
                <text:p>0.022</text:p>
              </table:table-cell>
              <table:table-cell office:value-type="float" office:value="2.19999997599193">
                <text:p>2.19999997599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">
                <text:p>0.023</text:p>
              </table:table-cell>
              <table:table-cell office:value-type="float" office:value="2.19999998956614">
                <text:p>2.19999998956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">
                <text:p>0.024</text:p>
              </table:table-cell>
              <table:table-cell office:value-type="float" office:value="2.19999999546546">
                <text:p>2.19999999546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">
                <text:p>0.025</text:p>
              </table:table-cell>
              <table:table-cell office:value-type="float" office:value="2.1999999980293">
                <text:p>2.1999999980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">
                <text:p>0.026</text:p>
              </table:table-cell>
              <table:table-cell office:value-type="float" office:value="2.19999999914354">
                <text:p>2.19999999914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">
                <text:p>0.027</text:p>
              </table:table-cell>
              <table:table-cell office:value-type="float" office:value="2.19999999962778">
                <text:p>2.19999999962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">
                <text:p>0.028</text:p>
              </table:table-cell>
              <table:table-cell office:value-type="float" office:value="2.19999999983823">
                <text:p>2.19999999983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">
                <text:p>0.029</text:p>
              </table:table-cell>
              <table:table-cell office:value-type="float" office:value="2.1999999999297">
                <text:p>2.1999999999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">
                <text:p>0.03</text:p>
              </table:table-cell>
              <table:table-cell office:value-type="float" office:value="2.19999999996945">
                <text:p>2.19999999996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">
                <text:p>0.031</text:p>
              </table:table-cell>
              <table:table-cell office:value-type="float" office:value="2.19999999998672">
                <text:p>2.19999999998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">
                <text:p>0.032</text:p>
              </table:table-cell>
              <table:table-cell office:value-type="float" office:value="2.19999999999423">
                <text:p>2.19999999999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">
                <text:p>0.033</text:p>
              </table:table-cell>
              <table:table-cell office:value-type="float" office:value="2.19999999999749">
                <text:p>2.19999999999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">
                <text:p>0.034</text:p>
              </table:table-cell>
              <table:table-cell office:value-type="float" office:value="2.19999999999891">
                <text:p>2.199999999998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">
                <text:p>0.035</text:p>
              </table:table-cell>
              <table:table-cell office:value-type="float" office:value="2.19999999999953">
                <text:p>2.19999999999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">
                <text:p>0.036</text:p>
              </table:table-cell>
              <table:table-cell office:value-type="float" office:value="2.19999999999979">
                <text:p>2.19999999999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">
                <text:p>0.037</text:p>
              </table:table-cell>
              <table:table-cell office:value-type="float" office:value="2.19999999999991">
                <text:p>2.19999999999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">
                <text:p>0.038</text:p>
              </table:table-cell>
              <table:table-cell office:value-type="float" office:value="2.19999999999996">
                <text:p>2.199999999999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">
                <text:p>0.039</text:p>
              </table:table-cell>
              <table:table-cell office:value-type="float" office:value="2.19999999999998">
                <text:p>2.1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">
                <text:p>0.04</text:p>
              </table:table-cell>
              <table:table-cell office:value-type="float" office:value="2.19999999999999">
                <text:p>2.1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">
                <text:p>0.04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">
                <text:p>0.04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3">
                <text:p>0.04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4">
                <text:p>0.04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">
                <text:p>0.04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">
                <text:p>0.0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">
                <text:p>0.04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">
                <text:p>0.0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9">
                <text:p>0.04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">
                <text:p>0.05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